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9.66cm"/>
    </style:style>
    <style:style style:name="gr3" style:family="graphic" style:parent-style-name="standard">
      <style:graphic-properties draw:textarea-horizontal-align="justify" draw:textarea-vertical-align="middle" draw:auto-grow-height="false" fo:min-height="4.569cm" fo:min-width="18.8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69cm"/>
    </style:style>
    <style:style style:name="gr5" style:family="graphic" style:parent-style-name="standard">
      <style:graphic-properties draw:textarea-horizontal-align="justify" draw:textarea-vertical-align="middle" draw:auto-grow-height="false" fo:min-height="9.593cm" fo:min-width="23.3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7" style:family="graphic" style:parent-style-name="standard">
      <style:graphic-properties draw:textarea-horizontal-align="justify" draw:textarea-vertical-align="middle" draw:auto-grow-height="false" fo:min-height="12.45cm" fo:min-width="21.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9" style:family="graphic" style:parent-style-name="standard">
      <style:graphic-properties draw:textarea-horizontal-align="justify" draw:textarea-vertical-align="middle" draw:auto-grow-height="false" fo:min-height="2.798cm" fo:min-width="6.866cm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21.344cm"/>
    </style:style>
    <style:style style:name="gr11" style:family="graphic" style:parent-style-name="standard">
      <style:graphic-properties draw:textarea-horizontal-align="justify" draw:textarea-vertical-align="middle" draw:auto-grow-height="false" fo:min-height="4.83cm" fo:min-width="21.09cm"/>
    </style:style>
    <style:style style:name="gr12" style:family="graphic" style:parent-style-name="standard">
      <style:graphic-properties draw:textarea-horizontal-align="justify" draw:textarea-vertical-align="middle" draw:auto-grow-height="false" fo:min-height="6.1cm" fo:min-width="23.63cm"/>
    </style:style>
    <style:style style:name="gr13" style:family="graphic" style:parent-style-name="standard">
      <style:graphic-properties draw:textarea-horizontal-align="justify" draw:textarea-vertical-align="middle" draw:auto-grow-height="false" fo:min-height="6.78cm" fo:min-width="23.63cm"/>
    </style:style>
    <style:style style:name="gr14" style:family="graphic" style:parent-style-name="standard">
      <style:graphic-properties draw:textarea-horizontal-align="justify" draw:textarea-vertical-align="middle" draw:auto-grow-height="false" fo:min-height="4.068cm" fo:min-width="21.0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textarea-horizontal-align="justify" draw:textarea-vertical-align="middle" draw:auto-grow-height="false" fo:min-height="8.877cm" fo:min-width="21.0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24" style:family="graphic" style:parent-style-name="standard">
      <style:graphic-properties draw:textarea-horizontal-align="justify" draw:textarea-vertical-align="middle" draw:auto-grow-height="false" fo:min-height="10.164cm" fo:min-width="21.0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26" style:family="graphic" style:parent-style-name="standard">
      <style:graphic-properties draw:textarea-horizontal-align="justify" draw:textarea-vertical-align="middle" draw:auto-grow-height="false" fo:min-height="12.358cm" fo:min-width="14.7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9" style:family="graphic" style:parent-style-name="standard">
      <style:graphic-properties draw:textarea-horizontal-align="justify" draw:textarea-vertical-align="middle" draw:auto-grow-height="false" fo:min-height="10.164cm" fo:min-width="14.7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8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</style:style>
    <style:style style:name="gr35" style:family="graphic" style:parent-style-name="standard">
      <style:graphic-properties draw:textarea-horizontal-align="justify" draw:textarea-vertical-align="middle" draw:auto-grow-height="false" fo:min-height="11.942cm" fo:min-width="14.74cm"/>
    </style:style>
    <style:style style:name="gr36" style:family="graphic" style:parent-style-name="standard">
      <style:graphic-properties draw:stroke="none" draw:fill="none" fo:min-height="2.20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8" style:family="graphic" style:parent-style-name="standard">
      <style:graphic-properties draw:textarea-horizontal-align="justify" draw:textarea-vertical-align="middle" draw:auto-grow-height="false" fo:min-height="12.958cm" fo:min-width="20.836cm"/>
    </style:style>
    <style:style style:name="gr39" style:family="graphic" style:parent-style-name="standard">
      <style:graphic-properties draw:stroke="none" draw:fill="none" fo:min-height="12.95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9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2" style:family="graphic" style:parent-style-name="standard">
      <style:graphic-properties draw:stroke="none" draw:fill="none" fo:min-height="9.61cm"/>
    </style:style>
    <style:style style:name="gr43" style:family="graphic" style:parent-style-name="standard">
      <style:graphic-properties draw:textarea-horizontal-align="justify" draw:textarea-vertical-align="middle" draw:auto-grow-height="false" fo:min-height="10.164cm" fo:min-width="18.804cm"/>
    </style:style>
    <style:style style:name="gr44" style:family="graphic" style:parent-style-name="standard">
      <style:graphic-properties draw:stroke="none" draw:fill="none" fo:min-height="9.109cm"/>
    </style:style>
    <style:style style:name="gr45" style:family="graphic" style:parent-style-name="standard">
      <style:graphic-properties draw:textarea-horizontal-align="justify" draw:textarea-vertical-align="middle" draw:auto-grow-height="false" fo:min-height="13.212cm" fo:min-width="23.63cm"/>
    </style:style>
    <style:style style:name="gr46" style:family="graphic" style:parent-style-name="standard">
      <style:graphic-properties draw:stroke="none" draw:fill="none" fo:min-height="13.445cm"/>
    </style:style>
    <style:style style:name="gr47" style:family="graphic" style:parent-style-name="standard">
      <style:graphic-properties draw:textarea-horizontal-align="justify" draw:textarea-vertical-align="middle" draw:auto-grow-height="false" fo:min-height="2.29cm" fo:min-width="23.63cm"/>
    </style:style>
    <style:style style:name="gr48" style:family="graphic" style:parent-style-name="standard">
      <style:graphic-properties draw:stroke="none" draw:fill="none" fo:min-height="2.29cm"/>
    </style:style>
    <style:style style:name="gr49" style:family="graphic" style:parent-style-name="standard">
      <style:graphic-properties draw:textarea-horizontal-align="justify" draw:textarea-vertical-align="middle" draw:auto-grow-height="false" fo:min-height="8.64cm" fo:min-width="24.138cm"/>
    </style:style>
    <style:style style:name="gr50" style:family="graphic" style:parent-style-name="standard">
      <style:graphic-properties draw:stroke="none" draw:fill="none" fo:min-height="10.044cm"/>
    </style:style>
    <style:style style:name="gr51" style:family="graphic" style:parent-style-name="standard">
      <style:graphic-properties draw:textarea-horizontal-align="justify" draw:textarea-vertical-align="middle" draw:auto-grow-height="false" fo:min-height="11.434cm" fo:min-width="16.134cm"/>
    </style:style>
    <style:style style:name="gr52" style:family="graphic" style:parent-style-name="standard">
      <style:graphic-properties draw:stroke="none" draw:fill="none" fo:min-height="11.497cm"/>
    </style:style>
    <style:style style:name="gr53" style:family="graphic" style:parent-style-name="standard">
      <style:graphic-properties draw:stroke="none" draw:fill="none" fo:min-height="2.362cm"/>
    </style:style>
    <style:style style:name="gr54" style:family="graphic" style:parent-style-name="standard">
      <style:graphic-properties draw:textarea-horizontal-align="justify" draw:textarea-vertical-align="middle" draw:auto-grow-height="false" fo:min-height="17.326cm" fo:min-width="20.58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6.49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7" style:family="graphic" style:parent-style-name="standard">
      <style:graphic-properties draw:textarea-horizontal-align="justify" draw:textarea-vertical-align="middle" draw:auto-grow-height="false" fo:min-height="2.544cm" fo:min-width="24.829cm"/>
    </style:style>
    <style:style style:name="gr58" style:family="graphic" style:parent-style-name="standard">
      <style:graphic-properties draw:textarea-horizontal-align="justify" draw:textarea-vertical-align="middle" draw:auto-grow-height="false" fo:min-height="6.608cm" fo:min-width="12.507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0" style:family="graphic" style:parent-style-name="standard">
      <style:graphic-properties draw:textarea-horizontal-align="justify" draw:textarea-vertical-align="middle" draw:auto-grow-height="false" fo:min-height="2.036cm" fo:min-width="25.715cm"/>
    </style:style>
    <style:style style:name="gr61" style:family="graphic" style:parent-style-name="standard">
      <style:graphic-properties draw:textarea-horizontal-align="justify" draw:textarea-vertical-align="middle" draw:auto-grow-height="false" fo:min-height="12.45cm" fo:min-width="16.264cm"/>
    </style:style>
    <style:style style:name="gr62" style:family="graphic" style:parent-style-name="standard">
      <style:graphic-properties draw:stroke="none" draw:fill="none" fo:min-height="12.82cm"/>
    </style:style>
    <style:style style:name="gr63" style:family="graphic" style:parent-style-name="standard">
      <style:graphic-properties draw:textarea-horizontal-align="justify" draw:textarea-vertical-align="middle" draw:auto-grow-height="false" fo:min-height="5.14cm" fo:min-width="4.71cm"/>
    </style:style>
    <style:style style:name="gr64" style:family="graphic" style:parent-style-name="standard">
      <style:graphic-properties draw:textarea-horizontal-align="justify" draw:textarea-vertical-align="middle" draw:auto-grow-height="false" fo:min-height="13.384cm" fo:min-width="17.658cm"/>
    </style:style>
    <style:style style:name="gr65" style:family="graphic" style:parent-style-name="standard">
      <style:graphic-properties draw:stroke="none" draw:fill="none" fo:min-height="12.822cm"/>
    </style:style>
    <style:style style:name="gr66" style:family="graphic" style:parent-style-name="standard">
      <style:graphic-properties draw:textarea-horizontal-align="justify" draw:textarea-vertical-align="middle" draw:auto-grow-height="false" fo:min-height="6.66cm" fo:min-width="5.47cm"/>
    </style:style>
    <style:style style:name="gr67" style:family="graphic" style:parent-style-name="standard">
      <style:graphic-properties draw:textarea-horizontal-align="justify" draw:textarea-vertical-align="middle" draw:auto-grow-height="false" fo:min-height="2.29cm" fo:min-width="23.884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69" style:family="graphic" style:parent-style-name="standard">
      <style:graphic-properties draw:textarea-horizontal-align="justify" draw:textarea-vertical-align="middle" draw:auto-grow-height="false" fo:min-height="10.164cm" fo:min-width="11.184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7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553cm"/>
    </style:style>
    <style:style style:name="gr72" style:family="graphic" style:parent-style-name="standard">
      <style:graphic-properties draw:textarea-horizontal-align="justify" draw:textarea-vertical-align="middle" draw:auto-grow-height="false" fo:min-height="7.699cm" fo:min-width="23.813cm"/>
    </style:style>
    <style:style style:name="gr73" style:family="graphic" style:parent-style-name="standard">
      <style:graphic-properties draw:stroke="none" draw:fill="none" fo:min-height="9.37cm"/>
    </style:style>
    <style:style style:name="gr74" style:family="graphic" style:parent-style-name="standard">
      <style:graphic-properties draw:textarea-horizontal-align="justify" draw:textarea-vertical-align="middle" draw:auto-grow-height="false" fo:min-height="13.212cm" fo:min-width="9.914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76" style:family="graphic" style:parent-style-name="standard">
      <style:graphic-properties draw:textarea-horizontal-align="justify" draw:textarea-vertical-align="middle" draw:auto-grow-height="false" fo:min-height="11.18cm" fo:min-width="15.756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6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79" style:family="graphic" style:parent-style-name="standard">
      <style:graphic-properties draw:textarea-horizontal-align="justify" draw:textarea-vertical-align="middle" draw:auto-grow-height="false" fo:min-height="11.688cm" fo:min-width="16.264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01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6.756cm"/>
    </style:style>
    <style:style style:name="gr82" style:family="graphic" style:parent-style-name="standard">
      <style:graphic-properties draw:textarea-horizontal-align="justify" draw:textarea-vertical-align="middle" draw:auto-grow-height="false" fo:min-height="4.068cm" fo:min-width="18.804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85" style:family="graphic" style:parent-style-name="standard">
      <style:graphic-properties draw:textarea-horizontal-align="justify" draw:textarea-vertical-align="middle" draw:auto-grow-height="false" fo:min-height="14.711cm" fo:min-width="24.9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3.326cm"/>
    </style:style>
    <style:style style:name="gr87" style:family="graphic" style:parent-style-name="standard">
      <style:graphic-properties draw:stroke="none" draw:fill="none" fo:min-height="5.53cm"/>
    </style:style>
    <style:style style:name="gr88" style:family="graphic" style:parent-style-name="standard">
      <style:graphic-properties draw:textarea-horizontal-align="justify" draw:textarea-vertical-align="middle" draw:auto-grow-height="false" fo:min-height="1.782cm" fo:min-width="25.662cm"/>
    </style:style>
    <style:style style:name="gr89" style:family="graphic" style:parent-style-name="standard">
      <style:graphic-properties draw:textarea-horizontal-align="justify" draw:textarea-vertical-align="middle" draw:auto-grow-height="false" fo:min-height="2.798cm" fo:min-width="25.916cm"/>
    </style:style>
    <style:style style:name="gr90" style:family="graphic" style:parent-style-name="standard">
      <style:graphic-properties draw:textarea-horizontal-align="justify" draw:textarea-vertical-align="middle" draw:auto-grow-height="false" fo:min-height="8.386cm" fo:min-width="24.067cm"/>
    </style:style>
    <style:style style:name="gr91" style:family="graphic" style:parent-style-name="standard">
      <style:graphic-properties draw:textarea-horizontal-align="justify" draw:textarea-vertical-align="middle" draw:auto-grow-height="false" fo:min-height="1.528cm" fo:min-width="22.3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12cm" fo:min-width="0cm"/>
    </style:style>
    <style:style style:name="gr93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 draw:shadow="hidden"/>
    </style:style>
    <style:style style:name="gr94" style:family="graphic" style:parent-style-name="standard">
      <style:graphic-properties draw:textarea-horizontal-align="justify" draw:textarea-vertical-align="middle" draw:auto-grow-height="false" fo:min-height="1.274cm" fo:min-width="24.9cm"/>
    </style:style>
    <style:style style:name="gr95" style:family="graphic" style:parent-style-name="standard">
      <style:graphic-properties draw:textarea-horizontal-align="justify" draw:textarea-vertical-align="middle" draw:auto-grow-height="false" fo:min-height="7.116cm" fo:min-width="25.154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97" style:family="graphic" style:parent-style-name="standard">
      <style:graphic-properties draw:stroke="none" svg:stroke-color="#000000" draw:fill="solid" draw:fill-color="#ffffff" draw:auto-grow-height="true" draw:auto-grow-width="false" fo:max-height="0cm" fo:min-height="4.267cm"/>
    </style:style>
    <style:style style:name="gr98" style:family="graphic" style:parent-style-name="standard">
      <style:graphic-properties draw:textarea-horizontal-align="justify" draw:textarea-vertical-align="middle" draw:auto-grow-height="false" fo:min-height="10.418cm" fo:min-width="22.868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1cm"/>
    </style:style>
    <style:style style:name="gr100" style:family="graphic" style:parent-style-name="standard">
      <style:graphic-properties draw:textarea-horizontal-align="justify" draw:textarea-vertical-align="middle" draw:auto-grow-height="false" fo:min-height="1.274cm" fo:min-width="22.868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8cm"/>
    </style:style>
    <style:style style:name="gr102" style:family="graphic" style:parent-style-name="standard">
      <style:graphic-properties draw:textarea-horizontal-align="justify" draw:textarea-vertical-align="middle" draw:auto-grow-height="false" fo:min-height="7.37cm" fo:min-width="17.788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7.363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105" style:family="graphic" style:parent-style-name="standard">
      <style:graphic-properties draw:textarea-horizontal-align="justify" draw:textarea-vertical-align="middle" draw:auto-grow-height="false" fo:min-height="5.26cm" fo:min-width="5.47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8.723cm"/>
    </style:style>
    <style:style style:name="gr107" style:family="graphic" style:parent-style-name="standard">
      <style:graphic-properties draw:textarea-horizontal-align="justify" draw:textarea-vertical-align="middle" draw:auto-grow-height="false" fo:min-height="2.29cm" fo:min-width="25.154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09" style:family="graphic" style:parent-style-name="standard">
      <style:graphic-properties draw:textarea-horizontal-align="justify" draw:textarea-vertical-align="middle" draw:auto-grow-height="false" fo:min-height="9.402cm" fo:min-width="24.9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9.656cm"/>
    </style:style>
    <style:style style:name="gr111" style:family="graphic" style:parent-style-name="standard">
      <style:graphic-properties draw:textarea-horizontal-align="justify" draw:textarea-vertical-align="middle" draw:auto-grow-height="false" fo:min-height="2.544cm" fo:min-width="24.321cm"/>
    </style:style>
    <style:style style:name="gr112" style:family="graphic" style:parent-style-name="standard">
      <style:graphic-properties draw:textarea-horizontal-align="justify" draw:textarea-vertical-align="middle" draw:auto-grow-height="false" fo:min-height="9.148cm" fo:min-width="24.321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14" style:family="graphic" style:parent-style-name="standard">
      <style:graphic-properties draw:textarea-horizontal-align="justify" draw:textarea-vertical-align="middle" draw:auto-grow-height="false" fo:min-height="2.29cm" fo:min-width="25.786cm"/>
    </style:style>
    <style:style style:name="gr115" style:family="graphic" style:parent-style-name="standard">
      <style:graphic-properties draw:textarea-horizontal-align="justify" draw:textarea-vertical-align="middle" draw:auto-grow-height="false" fo:min-height="11.434cm" fo:min-width="25.468cm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3cm"/>
    </style:style>
    <style:style style:name="gr1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978cm"/>
    </style:style>
    <style:style style:name="gr118" style:family="graphic" style:parent-style-name="standard">
      <style:graphic-properties draw:textarea-horizontal-align="justify" draw:textarea-vertical-align="middle" draw:auto-grow-height="false" fo:min-height="14.482cm" fo:min-width="24.9cm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01cm" fo:min-width="12.274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1cm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fo:min-height="4.851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title">
      <style:graphic-properties draw:auto-grow-height="true" fo:min-height="4.251cm"/>
    </style:style>
    <style:style style:name="pr7" style:family="presentation" style:parent-style-name="Default-subtitle" style:list-style-name="L4">
      <style:graphic-properties draw:fill-color="#ffffff" draw:auto-grow-height="true" fo:min-height="7.441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title">
      <style:graphic-properties fo:min-height="2.71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title">
      <style:graphic-properties fo:min-height="1.803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outline1" style:list-style-name="L3">
      <style:graphic-properties fo:min-height="11.929cm"/>
    </style:style>
    <style:style style:name="pr20" style:family="presentation" style:parent-style-name="Default-outline1" style:list-style-name="L3">
      <style:graphic-properties fo:min-height="11.929cm"/>
    </style:style>
    <style:style style:name="pr21" style:family="presentation" style:parent-style-name="Default-outline1" style:list-style-name="L3">
      <style:graphic-properties fo:min-height="11.929cm"/>
    </style:style>
    <style:style style:name="pr22" style:family="presentation" style:parent-style-name="Default-outline1">
      <style:graphic-properties draw:stroke="none" draw:fill="none" fo:min-height="2.516cm"/>
    </style:style>
    <style:style style:name="pr23" style:family="presentation" style:parent-style-name="Default-outline1" style:list-style-name="L3">
      <style:graphic-properties fo:min-height="11.929cm"/>
    </style:style>
    <style:style style:name="pr24" style:family="presentation" style:parent-style-name="Default-outline1" style:list-style-name="L3">
      <style:graphic-properties fo:min-height="11.929cm"/>
    </style:style>
    <style:style style:name="pr25" style:family="presentation" style:parent-style-name="Default-title">
      <style:graphic-properties fo:min-height="2.465cm"/>
    </style:style>
    <style:style style:name="pr26" style:family="presentation" style:parent-style-name="Default-outline1" style:list-style-name="L3">
      <style:graphic-properties fo:min-height="11.929cm"/>
    </style:style>
    <style:style style:name="pr27" style:family="presentation" style:parent-style-name="Default-title">
      <style:graphic-properties fo:min-height="2.565cm"/>
    </style:style>
    <style:style style:name="pr28" style:family="presentation" style:parent-style-name="Default-title">
      <style:graphic-properties fo:min-height="19.474cm"/>
    </style:style>
    <style:style style:name="pr29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54pt" style:text-underline-style="solid" style:text-underline-width="auto" style:text-underline-color="font-color" style:font-size-asian="54pt" style:font-size-complex="54pt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style:paragraph-properties fo:text-align="center"/>
      <style:text-properties fo:font-size="48pt" style:font-size-asian="48pt" style:font-size-complex="48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20pt" style:font-size-asian="20pt" style:font-size-complex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paragraph-properties fo:text-align="start"/>
      <style:text-properties fo:font-size="44pt" style:font-size-asian="44pt" style:font-size-complex="44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text-align="start"/>
      <style:text-properties fo:font-size="32pt" style:font-size-asian="32pt" style:font-size-complex="32pt"/>
    </style:style>
    <style:style style:name="P22" style:family="paragraph">
      <style:text-properties style:text-underline-style="solid" style:text-underline-width="auto" style:text-underline-color="font-color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25" style:family="paragraph">
      <loext:graphic-properties draw:fill="none"/>
      <style:text-properties fo:font-size="26pt" style:font-size-asian="26pt" style:font-size-complex="26pt"/>
    </style:style>
    <style:style style:name="P26" style:family="paragraph">
      <loext:graphic-properties draw:fill="none"/>
      <style:text-properties fo:font-size="24pt" style:font-size-asian="24pt" style:font-size-complex="24pt"/>
    </style:style>
    <style:style style:name="P27" style:family="paragraph">
      <style:paragraph-properties fo:text-align="start"/>
      <style:text-properties fo:font-size="36pt" style:text-underline-style="solid" style:text-underline-width="auto" style:text-underline-color="font-color" style:font-size-asian="36pt" style:font-size-complex="36pt"/>
    </style:style>
    <style:style style:name="P28" style:family="paragraph">
      <style:text-properties fo:font-size="24pt" style:font-size-asian="24pt" style:font-size-complex="24pt"/>
    </style:style>
    <style:style style:name="P29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30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31" style:family="paragraph">
      <style:paragraph-properties fo:margin-top="0.42cm" fo:margin-bottom="0.35cm"/>
    </style:style>
    <style:style style:name="P32" style:family="paragraph">
      <loext:graphic-properties draw:fill="none"/>
      <style:paragraph-properties fo:margin-top="0.42cm" fo:margin-bottom="0.35cm"/>
      <style:text-properties fo:color="#000000" fo:font-size="20pt" style:font-size-asian="20pt" style:font-size-complex="20pt"/>
    </style:style>
    <style:style style:name="P33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34" style:family="paragraph">
      <style:paragraph-properties fo:text-align="center"/>
      <style:text-properties fo:font-size="20pt" style:font-size-asian="20pt" style:font-size-complex="20pt"/>
    </style:style>
    <style:style style:name="P35" style:family="paragraph">
      <loext:graphic-properties draw:fill="none"/>
    </style:style>
    <style:style style:name="P36" style:family="paragraph">
      <loext:graphic-properties draw:fill="none"/>
      <style:text-properties fo:font-size="20pt" style:font-size-asian="20pt" style:font-size-complex="20pt"/>
    </style:style>
    <style:style style:name="P37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38" style:family="paragraph">
      <loext:graphic-properties draw:fill="none"/>
      <style:text-properties fo:font-size="18pt" style:font-size-asian="18pt" style:font-size-complex="18pt"/>
    </style:style>
    <style:style style:name="P39" style:family="paragraph">
      <style:paragraph-properties fo:text-align="center"/>
      <style:text-properties fo:font-size="16pt" style:font-size-asian="16pt" style:font-size-complex="16pt"/>
    </style:style>
    <style:style style:name="P40" style:family="paragraph">
      <style:text-properties fo:font-size="36pt" style:font-size-asian="36pt" style:font-size-complex="36pt"/>
    </style:style>
    <style:style style:name="P41" style:family="paragraph">
      <style:paragraph-properties fo:text-align="center"/>
      <style:text-properties fo:font-size="36pt" style:font-size-asian="36pt" style:font-size-complex="36pt"/>
    </style:style>
    <style:style style:name="P42" style:family="paragraph">
      <loext:graphic-properties draw:fill="none" draw:fill-color="#ffffff"/>
      <style:text-properties fo:font-size="24pt" style:font-size-asian="24pt" style:font-size-complex="24pt"/>
    </style:style>
    <style:style style:name="P43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44" style:family="paragraph">
      <loext:graphic-properties draw:fill="none" draw:fill-color="#ffffff"/>
      <style:text-properties fo:font-size="26pt" style:font-size-asian="26pt" style:font-size-complex="26pt"/>
    </style:style>
    <style:style style:name="P45" style:family="paragraph">
      <loext:graphic-properties draw:fill-color="#ffffff"/>
      <style:text-properties fo:font-size="20pt"/>
    </style:style>
    <style:style style:name="P46" style:family="paragraph">
      <style:paragraph-properties fo:text-align="start"/>
      <style:text-properties fo:font-size="32pt" style:text-underline-style="solid" style:text-underline-width="auto" style:text-underline-color="font-color" style:font-size-asian="32pt" style:font-size-complex="32pt"/>
    </style:style>
    <style:style style:name="P47" style:family="paragraph">
      <style:text-properties fo:font-weight="normal" style:font-weight-asian="normal" style:font-weight-complex="normal"/>
    </style:style>
    <style:style style:name="P48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49" style:family="paragraph">
      <style:text-properties fo:font-size="36pt" fo:font-weight="bold" style:font-size-asian="36pt" style:font-weight-asian="bold" style:font-size-complex="36pt" style:font-weight-complex="bold"/>
    </style:style>
    <style:style style:name="P50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51" style:family="paragraph">
      <style:paragraph-properties fo:text-align="start"/>
      <style:text-properties style:text-underline-style="solid" style:text-underline-width="auto" style:text-underline-color="font-color"/>
    </style:style>
    <style:style style:name="P52" style:family="paragraph">
      <loext:graphic-properties draw:fill="solid" draw:fill-color="#ffffff"/>
    </style:style>
    <style:style style:name="P53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54" style:family="paragraph">
      <loext:graphic-properties draw:fill="none" draw:fill-color="#ffffff"/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55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56" style:family="paragraph">
      <loext:graphic-properties draw:fill="none" draw:fill-color="#ffffff"/>
      <style:paragraph-properties fo:text-align="start"/>
    </style:style>
    <style:style style:name="P57" style:family="paragraph">
      <loext:graphic-properties draw:fill="none" draw:fill-color="#ffffff"/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P58" style:family="paragraph">
      <style:paragraph-properties fo:text-align="start"/>
      <style:text-properties fo:font-size="36pt" style:font-size-asian="36pt" style:font-size-complex="36pt"/>
    </style:style>
    <style:style style:name="P59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60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ffff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54pt" style:text-underline-style="solid" style:text-underline-width="auto" style:text-underline-color="font-color" style:font-size-asian="54pt" style:font-size-complex="54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color="#ffffff" fo:font-size="44pt" style:font-size-asian="44pt" style:font-size-complex="44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ff0000" fo:font-size="32pt" style:font-size-asian="32pt" style:font-size-complex="32pt"/>
    </style:style>
    <style:style style:name="T17" style:family="text">
      <style:text-properties fo:color="#ffffff" fo:font-size="32pt" style:font-size-asian="32pt" style:font-size-complex="32pt"/>
    </style:style>
    <style:style style:name="T18" style:family="text">
      <style:text-properties fo:color="#ff0000" fo:font-size="28pt" style:font-size-asian="28pt" style:font-size-complex="28pt"/>
    </style:style>
    <style:style style:name="T19" style:family="text">
      <style:text-properties fo:color="#ffffff" fo:font-size="28pt" style:font-size-asian="28pt" style:font-size-complex="28pt"/>
    </style:style>
    <style:style style:name="T20" style:family="text">
      <style:text-properties style:text-position="super 58%" fo:font-size="20pt" style:font-size-asian="20pt" style:font-size-complex="20pt"/>
    </style:style>
    <style:style style:name="T2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2" style:family="text">
      <style:text-properties fo:font-size="32pt" style:text-underline-style="none" style:font-size-asian="32pt" style:font-size-complex="32pt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ffff00" fo:font-size="28pt" style:font-size-asian="28pt" style:font-size-complex="28pt"/>
    </style:style>
    <style:style style:name="T25" style:family="text">
      <style:text-properties fo:color="#ff3333" fo:font-size="26pt" style:font-size-asian="26pt" style:font-size-complex="26pt"/>
    </style:style>
    <style:style style:name="T26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ff3333" fo:font-size="24pt" style:font-size-asian="24pt" style:font-size-complex="24pt"/>
    </style:style>
    <style:style style:name="T3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26pt" fo:font-weight="normal" style:font-size-asian="26pt" style:font-weight-asian="normal" style:font-size-complex="26pt" style:font-weight-complex="normal"/>
    </style:style>
    <style:style style:name="T33" style:family="text">
      <style:text-properties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5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000000" fo:font-size="20pt" style:font-size-asian="20pt" style:font-size-complex="20pt"/>
    </style:style>
    <style:style style:name="T3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40" style:family="text">
      <style:text-properties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2pt" fo:font-weight="normal" style:font-size-asian="22pt" style:font-weight-asian="normal" style:font-size-complex="22pt" style:font-weight-complex="normal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fo:color="#ffff00" fo:font-size="18pt" style:font-size-asian="18pt" style:font-size-complex="18pt"/>
    </style:style>
    <style:style style:name="T4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font-size="36pt" style:font-size-asian="36pt" style:font-size-complex="36pt"/>
    </style:style>
    <style:style style:name="T48" style:family="text">
      <style:text-properties fo:color="#cc0000" fo:font-size="36pt" style:font-size-asian="36pt" style:font-size-complex="36pt"/>
    </style:style>
    <style:style style:name="T4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0" style:family="text">
      <style:text-properties style:font-name="Liberation Mono1" fo:font-size="26pt" style:font-name-asian="Liberation Mono1" style:font-size-asian="26pt" style:font-name-complex="Liberation Mono1" style:font-size-complex="26pt"/>
    </style:style>
    <style:style style:name="T51" style:family="text">
      <style:text-properties fo:color="#990000" fo:font-size="20pt" style:font-size-asian="20pt" style:font-size-complex="20pt"/>
    </style:style>
    <style:style style:name="T52" style:family="text">
      <style:text-properties fo:color="#c5000b" fo:font-size="26pt" style:font-size-asian="26pt" style:font-size-complex="26pt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color="#cc0000" fo:font-size="26pt" style:font-size-asian="26pt" style:font-size-complex="26pt"/>
    </style:style>
    <style:style style:name="T55" style:family="text">
      <style:text-properties fo:color="#ffff00" fo:font-size="26pt" style:font-size-asian="26pt" style:font-size-complex="26pt"/>
    </style:style>
    <style:style style:name="T56" style:family="text">
      <style:text-properties fo:color="#66ff00" fo:font-size="26pt" style:font-size-asian="26pt" style:font-size-complex="26pt"/>
    </style:style>
    <style:style style:name="T57" style:family="text">
      <style:text-properties fo:color="#0000cc" fo:font-size="26pt" style:font-size-asian="26pt" style:font-size-complex="26pt"/>
    </style:style>
    <style:style style:name="T58" style:family="text">
      <style:text-properties fo:font-size="36pt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59" style:family="text">
      <style:text-properties fo:font-size="20pt" fo:font-weight="normal" style:font-size-asian="20pt" style:font-weight-asian="normal" style:font-size-complex="20pt" style:font-weight-complex="normal"/>
    </style:style>
    <style:style style:name="T60" style:family="text">
      <style:text-properties fo:font-size="15pt" style:font-size-asian="15pt" style:font-size-complex="15pt"/>
    </style:style>
    <style:style style:name="T6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62" style:family="text">
      <style:text-properties fo:color="#800000" fo:font-size="26pt" style:font-size-asian="26pt" style:font-size-complex="26pt"/>
    </style:style>
    <style:style style:name="T63" style:family="text">
      <style:text-properties fo:font-size="14pt" fo:font-weight="normal" style:font-size-asian="14pt" style:font-weight-asian="normal" style:font-size-complex="14pt" style:font-weight-complex="normal"/>
    </style:style>
    <style:style style:name="T64" style:family="text">
      <style:text-properties fo:font-size="14pt" fo:font-weight="bold" style:font-size-asian="14pt" style:font-weight-asian="bold" style:font-size-complex="14pt" style:font-weight-complex="bold"/>
    </style:style>
    <style:style style:name="T65" style:family="text">
      <style:text-properties fo:font-size="14pt" style:font-size-asian="14pt" style:font-size-complex="14pt"/>
    </style:style>
    <style:style style:name="T66" style:family="text">
      <style:text-properties fo:color="#800000" fo:font-size="20pt" style:font-size-asian="20pt" style:font-size-complex="20pt"/>
    </style:style>
    <style:style style:name="T67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68" style:family="text">
      <style:text-properties fo:color="#ffffff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9" style:family="text">
      <style:text-properties fo:color="#800000" fo:font-size="24pt" style:font-size-asian="24pt" style:font-size-complex="24pt"/>
    </style:style>
    <style:style style:name="T70" style:family="text">
      <style:text-properties fo:color="#7e0021" fo:font-size="26pt" style:font-size-asian="26pt" style:font-size-complex="26pt"/>
    </style:style>
    <style:style style:name="T7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72" style:family="text">
      <style:text-properties fo:font-size="22pt" style:text-underline-style="none" style:font-size-asian="22pt" style:font-size-complex="22pt"/>
    </style:style>
    <style:style style:name="T7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4" style:family="text">
      <style:text-properties fo:font-size="26pt" style:text-underline-style="none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2.013cm" svg:x="1.4cm" svg:y="5.08cm" presentation:class="outline" presentation:user-transformed="true">
          <draw:text-box>
            <text:list text:style-name="L1">
              <text:list-header>
                <text:p text:style-name="P1"><text:span text:style-name="T1">CONDITIONAL STATEMENTS</text:span></text:p>
                <text:p text:style-name="P1"><text:span text:style-name="T1">LOOPING STRUCTURE</text:span></text:p>
                <text:p text:style-name="P1"><text:span text:style-name="T1">DATA STRUCTURES</text:span></text:p>
                <text:p><text:span text:style-name="T1"/></text:p>
                <text:p text:style-name="P2">- By Samridhi Agarwal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onditions</text:p>
          </draw:text-box>
        </draw:frame>
        <draw:frame presentation:style-name="pr1" draw:layer="layout" svg:width="25.199cm" svg:height="12.179cm" svg:x="1.725cm" svg:y="5.601cm" presentation:class="outline" presentation:user-transformed="true">
          <draw:text-box>
            <text:list text:style-name="L3">
              <text:list-item>
                <text:p>Programming often involves examining a set of conditions and deciding which action to take based on those conditions.</text:p>
              </text:list-item>
              <text:list-item>
                <text:p>We make the decisions using if-else statements, we change the flow of control in the program by using th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f statement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Syntax →</text:p>
                <text:p/>
              </text:list-item>
              <text:list-item>
                <text:p><text:span text:style-name="T2">Basic Concept </text:span>: <text:span text:style-name="T3">At the heart of every if statement is an expression that can be evaluated as True or </text:span><text:span text:style-name="T3">False and is called a conditional test. Python uses the values True and False to decide whether the code in </text:span><text:span text:style-name="T3">an if statement should be executed. If a conditional test evaluates to True , Python executes the code </text:span><text:span text:style-name="T3">following the if statement. If the test evaluates to False , Python ignores the code following the if statement.</text:span></text:p>
                <text:p/>
              </text:list-item>
            </text:list>
          </draw:text-box>
        </draw:frame>
        <draw:custom-shape draw:style-name="gr2" draw:text-style-name="P5" draw:layer="layout" svg:width="10.16cm" svg:height="3.048cm" svg:x="7.874cm" svg:y="4.572cm">
          <text:p text:style-name="P4"><text:span text:style-name="T4">if expression:</text:span></text:p>
          <text:p text:style-name="P4"><text:span text:style-name="T4"><text:s text:c="4"/></text:span><text:span text:style-name="T4">do thi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304cm" svg:height="4.819cm" svg:x="1.778cm" svg:y="15.49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7.018cm" svg:height="4.819cm" svg:x="2.032cm" svg:y="15.494cm">
          <draw:text-box>
            <text:p>number = int(input("Enter a number: "))</text:p>
            <text:p>if number &lt; 100:</text:p>
            <text:p><text:s text:c="4"/>print("The number is less than 100")</text:p>
            <text:p><text:span text:style-name="T5">Output →</text:span></text:p>
            <text:p>Enter a number: 12</text:p>
            <text:p>The number is less than 100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cm" presentation:class="title" presentation:user-transformed="true">
          <draw:text-box>
            <text:p>Else Condition</text:p>
          </draw:text-box>
        </draw:frame>
        <draw:frame presentation:style-name="pr1" draw:layer="layout" svg:width="25.199cm" svg:height="12.179cm" svg:x="1.4cm" svg:y="3.506cm" presentation:class="outline" presentation:user-transformed="true">
          <draw:text-box>
            <text:list text:style-name="L1">
              <text:list-item>
                <text:p>This works when the if statement is not fulfilled.</text:p>
              </text:list-item>
            </text:list>
          </draw:text-box>
        </draw:frame>
        <draw:custom-shape draw:style-name="gr5" draw:text-style-name="P7" draw:layer="layout" svg:width="23.876cm" svg:height="9.843cm" svg:x="1.778cm" svg:y="5.842cm">
          <text:p text:style-name="P4"><text:span text:style-name="T3">number = int(input("Enter a number: "))</text:span></text:p>
          <text:p text:style-name="P4"><text:span text:style-name="T3">if number &lt; 100:</text:span></text:p>
          <text:p text:style-name="P4"><text:span text:style-name="T3">print("The number is less than 100")</text:span></text:p>
          <text:p text:style-name="P4"><text:span text:style-name="T3">else:</text:span></text:p>
          <text:p text:style-name="P4"><text:span text:style-name="T3">print("The number is greater than 100")</text:span></text:p>
          <text:p text:style-name="P4"><text:span text:style-name="T3"/></text:p>
          <text:p text:style-name="P4"><text:span text:style-name="T6">Output-</text:span></text:p>
          <text:p text:style-name="P4"><text:span text:style-name="T3"/></text:p>
          <text:p text:style-name="P4"><text:span text:style-name="T3">Enter a number: 170</text:span></text:p>
          <text:p text:style-name="P4"><text:span text:style-name="T3">The number is greater than 100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4.13cm" svg:height="3.302cm" svg:x="1.778cm" svg:y="16.764cm">
          <draw:text-box>
            <text:p>Else statement is not compulsory, Python does not require an else block at the end of an if - elif chain. Some­ times an else block is useful; sometimes it is clearer to use an additional elif statement that catches the specific condition of interest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6.077cm" svg:x="1.4cm" svg:y="1.016cm" presentation:class="outline" presentation:user-transformed="true">
          <draw:text-box>
            <text:list text:style-name="L1">
              <text:list-item>
                <text:p>Basic example for if – elif chain </text:p>
                <text:p/>
              </text:list-item>
            </text:list>
          </draw:text-box>
        </draw:frame>
        <draw:custom-shape draw:style-name="gr7" draw:text-style-name="P8" draw:layer="layout" svg:width="21.59cm" svg:height="12.7cm" svg:x="2.286cm" svg:y="3.302cm">
          <text:p text:style-name="P4"><text:span text:style-name="T7">&gt;&gt;&gt; x = int(input("Please enter an integer: "))</text:span></text:p>
          <text:p text:style-name="P4"><text:span text:style-name="T7">&gt;&gt;&gt; if x &lt; 0:</text:span></text:p>
          <text:p text:style-name="P4"><text:span text:style-name="T7">... <text:s text:c="5"/>x = 0</text:span></text:p>
          <text:p text:style-name="P4"><text:span text:style-name="T7">... <text:s text:c="5"/>print('Negative changed to zero')</text:span></text:p>
          <text:p text:style-name="P4"><text:span text:style-name="T7">... elif x == 0:</text:span></text:p>
          <text:p text:style-name="P4"><text:span text:style-name="T7">... <text:s text:c="5"/>print('Zero')</text:span></text:p>
          <text:p text:style-name="P4"><text:span text:style-name="T7">... elif x == 1:</text:span></text:p>
          <text:p text:style-name="P4"><text:span text:style-name="T7">... <text:s text:c="5"/>print('Single')</text:span></text:p>
          <text:p text:style-name="P4"><text:span text:style-name="T7">... else:</text:span></text:p>
          <text:p text:style-name="P4"><text:span text:style-name="T7">... <text:s text:c="5"/>print('More')</text:span></text:p>
          <text:p text:style-name="P4"><text:span text:style-name="T7"/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4.384cm" svg:height="3.806cm" svg:x="1.778cm" svg:y="16.51cm">
          <draw:text-box>
            <text:p>Tip: The else block is a catchall statement It matches any condition that wasn’t matched by a specific if or elif test, and that can sometimes include invalid or even malicious data. If you have a specific final condition you are testing for, consider using a final elif block and omit the else block. As a result, you’ll gain extra confidence that your code will run only under the correct conditions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4.851cm" svg:x="1.4cm" svg:y="-0.508cm" presentation:class="title" presentation:user-transformed="true">
          <draw:text-box>
            <text:p>While Loop</text:p>
          </draw:text-box>
        </draw:frame>
        <draw:frame presentation:style-name="pr1" draw:layer="layout" svg:width="25.199cm" svg:height="12.179cm" svg:x="1.4cm" svg:y="3.569cm" presentation:class="outline" presentation:user-transformed="true">
          <draw:text-box>
            <text:list text:style-name="L3">
              <text:list-item>
                <text:p>Syntax →</text:p>
                <text:p/>
              </text:list-item>
              <text:list-item>
                <text:p><text:span text:style-name="T7">The code we want to reuse must be indented properly under the while statement. They will </text:span><text:span text:style-name="T7">be executed if the condition is true. Again like in if-else statement any non zero value is </text:span><text:span text:style-name="T7">true. </text:span></text:p>
                <text:p><text:span text:style-name="T7"/></text:p>
              </text:list-item>
            </text:list>
          </draw:text-box>
        </draw:frame>
        <draw:custom-shape draw:style-name="gr9" draw:text-style-name="P7" draw:layer="layout" svg:width="7.366cm" svg:height="3.048cm" svg:x="7.874cm" svg:y="3.302cm">
          <text:p text:style-name="P4"><text:span text:style-name="T3">while condition:</text:span></text:p>
          <text:p text:style-name="P4"><text:span text:style-name="T3"><text:s text:c="4"/></text:span><text:span text:style-name="T3">statement1</text:span></text:p>
          <text:p text:style-name="P4"><text:span text:style-name="T3"><text:s text:c="4"/></text:span><text:span text:style-name="T3">statement2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1.844cm" svg:height="2.54cm" svg:x="2.286cm" svg:y="11.684cm">
          <text:p text:style-name="P1"><text:span text:style-name="T8">Let us write a simple code to print numbers 0 to 10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1.59cm" svg:height="5.08cm" svg:x="2.54cm" svg:y="15.24cm">
          <text:p text:style-name="P4"><text:span text:style-name="T8">&gt;&gt;&gt; n = 0</text:span></text:p>
          <text:p text:style-name="P4"><text:span text:style-name="T8">&gt;&gt;&gt; while n &lt; 11:</text:span></text:p>
          <text:p text:style-name="P4"><text:span text:style-name="T8">... <text:s text:c="4"/>print(n)</text:span></text:p>
          <text:p text:style-name="P4"><text:span text:style-name="T8">... <text:s text:c="4"/>n += 1</text:span></text:p>
          <text:p text:style-name="P4"><text:span text:style-name="T8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For Loop</text:p>
          </draw:text-box>
        </draw:frame>
        <draw:frame presentation:style-name="pr1" draw:text-style-name="P11" draw:layer="layout" svg:width="25.199cm" svg:height="16.256cm" svg:x="1.4cm" svg:y="3.048cm" presentation:class="outline" presentation:user-transformed="true">
          <draw:text-box>
            <text:list text:style-name="L1">
              <text:list-item>
                <text:p><text:span text:style-name="T7">There is another to loop by using for statement. In Python the for statement is different </text:span><text:span text:style-name="T7">from the way it works in C. Here for statement iterates over the items of any sequence (a </text:span><text:span text:style-name="T7">list or a string)</text:span></text:p>
              </text:list-item>
            </text:list>
          </draw:text-box>
        </draw:frame>
        <draw:custom-shape draw:style-name="gr12" draw:text-style-name="P7" draw:layer="layout" svg:width="24.13cm" svg:height="6.35cm" svg:x="2.286cm" svg:y="7.366cm">
          <text:p text:style-name="P4"><text:span text:style-name="T3">&gt;&gt;&gt; a = ['Python', 'is', 'powerful']</text:span></text:p>
          <text:p text:style-name="P4"><text:span text:style-name="T3">&gt;&gt;&gt; for x in a:</text:span></text:p>
          <text:p text:style-name="P4"><text:span text:style-name="T3">... <text:s text:c="4"/>print(x)</text:span></text:p>
          <text:p text:style-name="P4"><text:span text:style-name="T3">...</text:span></text:p>
          <text:p text:style-name="P4"><text:span text:style-name="T3">Python</text:span></text:p>
          <text:p text:style-name="P4"><text:span text:style-name="T3">is</text:span></text:p>
          <text:p text:style-name="P4"><text:span text:style-name="T3">powerful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4.13cm" svg:height="7.03cm" svg:x="2.286cm" svg:y="13.97cm">
          <text:p text:style-name="P4"><text:span text:style-name="T3">&gt;&gt;&gt; a = [1, 2, 3, 4, 5, 6, 7, 8, 9, 10]</text:span></text:p>
          <text:p text:style-name="P4"><text:span text:style-name="T3">&gt;&gt;&gt; for x in a[::2]:</text:span></text:p>
          <text:p text:style-name="P4"><text:span text:style-name="T3">... <text:s text:c="4"/>print(x)</text:span></text:p>
          <text:p text:style-name="P4"><text:span text:style-name="T3">1</text:span></text:p>
          <text:p text:style-name="P4"><text:span text:style-name="T3">3</text:span></text:p>
          <text:p text:style-name="P4"><text:span text:style-name="T3">5</text:span></text:p>
          <text:p text:style-name="P4"><text:span text:style-name="T3">7</text:span></text:p>
          <text:p text:style-name="P4"><text:span text:style-name="T3">9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6" draw:text-style-name="P12" draw:layer="layout" svg:width="27.686cm" svg:height="4.251cm" svg:x="0cm" svg:y="4.415cm" presentation:class="title" presentation:user-transformed="true">
          <draw:text-box>
            <text:p><text:span text:style-name="T9">PYTHON DATA STRUCTURES </text:span></text:p>
          </draw:text-box>
        </draw:frame>
        <draw:frame presentation:style-name="pr7" draw:text-style-name="P13" draw:layer="layout" svg:width="25.199cm" svg:height="7.441cm" svg:x="1.217cm" svg:y="8.053cm" presentation:class="subtitle" presentation:user-transformed="true">
          <draw:text-box>
            <text:list text:style-name="L4">
              <text:list-item>
                <text:p text:style-name="P4">Python has a few built-in data structures.</text:p>
              </text:list-item>
              <text:list-item>
                <text:p text:style-name="P4">Data structure is a way to store data and having particular methods to retrieve or manipulate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2.719cm" svg:x="1.471cm" svg:y="0.583cm" presentation:class="title" presentation:user-transformed="true">
          <draw:text-box>
            <text:list text:style-name="L5">
              <text:list-item>
                <text:p><text:s/>INTRODUCING LISTS</text:p>
              </text:list-item>
            </text:list>
          </draw:text-box>
        </draw:frame>
        <draw:frame presentation:style-name="pr10" draw:layer="layout" svg:width="25.199cm" svg:height="14.732cm" svg:x="1.4cm" svg:y="3.81cm" presentation:class="outline" presentation:user-transformed="true">
          <draw:text-box>
            <text:list text:style-name="L3">
              <text:list-item>
                <text:p>List is a collection of items in a particular order.</text:p>
                <text:p><text:span text:style-name="T2">Example of a List</text:span> - </text:p>
                <text:p/>
                <text:p/>
                <text:p/>
                <text:p/>
                <text:p/>
                <text:p/>
              </text:list-item>
              <text:list-item>
                <text:p><text:span text:style-name="T7">A set can store all the data-types (String, int, char, float) .</text:span></text:p>
              </text:list-item>
            </text:list>
          </draw:text-box>
        </draw:frame>
        <draw:custom-shape draw:style-name="gr14" draw:text-style-name="P14" draw:layer="layout" svg:width="21.59cm" svg:height="4.318cm" svg:x="3.302cm" svg:y="7.891cm">
          <text:p text:style-name="P1"><text:span text:style-name="T10">A = [ ‘sam’ , 3201, ‘s’ , 39.5]</text:span></text:p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7.874cm" svg:height="1.987cm" svg:x="2.794cm" svg:y="15.748cm">
          <draw:text-box>
            <text:p><text:span text:style-name="T3">A is the name of list</text:span></text:p>
          </draw:text-box>
        </draw:frame>
        <draw:frame draw:style-name="gr16" draw:text-style-name="P16" draw:layer="layout" svg:width="11.938cm" svg:height="1.825cm" svg:x="4.826cm" svg:y="14.431cm">
          <draw:text-box>
            <text:p><text:span text:style-name="T11">square brackets ( [ ] ) indicate a list</text:span></text:p>
          </draw:text-box>
        </draw:frame>
        <draw:line draw:style-name="gr17" draw:text-style-name="P17" draw:layer="layout" svg:x1="12.192cm" svg:y1="10.922cm" svg:x2="12.192cm" svg:y2="12.954cm">
          <text:p/>
        </draw:line>
        <draw:frame draw:style-name="gr18" draw:text-style-name="P6" draw:layer="layout" svg:width="12.7cm" svg:height="1.673cm" svg:x="10.414cm" svg:y="12.954cm">
          <draw:text-box>
            <text:p>Each Element is separated by commas</text:p>
          </draw:text-box>
        </draw:frame>
        <draw:line draw:style-name="gr17" draw:text-style-name="P17" draw:layer="layout" svg:x1="7.112cm" svg:y1="11.43cm" svg:x2="7.112cm" svg:y2="14.431cm">
          <text:p/>
        </draw:line>
        <draw:line draw:style-name="gr17" draw:text-style-name="P17" draw:layer="layout" svg:x1="4.064cm" svg:y1="10.668cm" svg:x2="4.064cm" svg:y2="15.748cm">
          <text:p/>
        </draw:line>
        <draw:frame draw:style-name="gr19" draw:text-style-name="P6" draw:layer="layout" svg:width="20.32cm" svg:height="0.962cm" svg:x="3.81cm" svg:y="8.382cm">
          <draw:text-box>
            <text:p><text:s text:c="28"/>0 <text:s text:c="28"/>1 <text:s text:c="20"/>2 <text:s text:c="18"/>3</text:p>
          </draw:text-box>
        </draw:frame>
        <draw:line draw:style-name="gr17" draw:text-style-name="P17" draw:layer="layout" svg:x1="2.794cm" svg:y1="8.89cm" svg:x2="8.128cm" svg:y2="8.89cm">
          <text:p/>
        </draw:line>
        <draw:frame draw:style-name="gr19" draw:text-style-name="P18" draw:layer="layout" svg:width="2.54cm" svg:height="0.962cm" svg:x="0.508cm" svg:y="8.436cm">
          <draw:text-box>
            <text:p><text:span text:style-name="T12">INDE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-0.204cm" presentation:class="title" presentation:user-transformed="true">
          <draw:text-box>
            <text:p>Accessing Elements in List</text:p>
          </draw:text-box>
        </draw:frame>
        <draw:frame presentation:style-name="pr11" draw:text-style-name="P11" draw:layer="layout" svg:width="25.199cm" svg:height="16.764cm" svg:x="1.4cm" svg:y="3.302cm" presentation:class="outline" presentation:user-transformed="true">
          <draw:text-box>
            <text:list text:style-name="L3">
              <text:list-item>
                <text:p><text:span text:style-name="T7">Lists are ordered collections, so you can access any element in a list by telling Python the </text:span><text:span text:style-name="T7">position, or index, of the item desired.</text:span></text:p>
              </text:list-item>
            </text:list>
          </draw:text-box>
        </draw:frame>
        <draw:custom-shape draw:style-name="gr20" draw:text-style-name="P19" xml:id="id1" draw:id="id1" draw:layer="layout" svg:width="21.59cm" svg:height="9.127cm" svg:x="2.794cm" svg:y="6.875cm">
          <text:p text:style-name="P4"><text:span text:style-name="T13">A = [ ‘sam’ , 3201, ‘s’ , 39.5]</text:span></text:p>
          <text:p text:style-name="P4"><text:span text:style-name="T13">print(A[0])</text:span></text:p>
          <text:p text:style-name="P4"><text:span text:style-name="T13"/></text:p>
          <text:p text:style-name="P4"><text:span text:style-name="T14">Output →</text:span></text:p>
          <text:p text:style-name="P4"><text:span text:style-name="T13">sam</text:span></text:p>
          <draw:enhanced-geometry svg:viewBox="0 0 21600 21600" draw:type="rectangle" draw:enhanced-path="M 0 0 L 21600 0 21600 21600 0 21600 0 0 Z N"/>
        </draw:custom-shape>
        <draw:connector draw:style-name="gr17" draw:text-style-name="P17" draw:layer="layout" svg:x1="24.384cm" svg:y1="11.438cm" svg:x2="24.384cm" svg:y2="11.438cm" draw:start-shape="id1" draw:end-shape="id1" svg:d="M24384 11438z" svg:viewBox="0 0 1 1">
          <text:p/>
        </draw:connector>
        <draw:line draw:style-name="gr17" draw:text-style-name="P17" draw:layer="layout" svg:x1="9.652cm" svg:y1="10.414cm" svg:x2="14.732cm" svg:y2="17.272cm">
          <text:p/>
        </draw:line>
        <draw:frame draw:style-name="gr21" draw:text-style-name="P16" draw:layer="layout" svg:width="13.899cm" svg:height="2.384cm" svg:x="12.7cm" svg:y="17.272cm">
          <draw:text-box>
            <text:p><text:span text:style-name="T11">Index in list starts from 0 so for the first item we use 0 as the index and not 1.</text:span></text:p>
          </draw:text-box>
        </draw:frame>
        <draw:line draw:style-name="gr17" draw:text-style-name="P17" draw:layer="layout" svg:x1="1.4cm" svg:y1="9.652cm" svg:x2="1.4cm" svg:y2="16.764cm">
          <text:p/>
        </draw:line>
        <draw:line draw:style-name="gr22" draw:text-style-name="P17" draw:layer="layout" svg:x1="2.794cm" svg:y1="9.652cm" svg:x2="1.4cm" svg:y2="9.652cm">
          <text:p/>
        </draw:line>
        <draw:frame draw:style-name="gr23" draw:text-style-name="P16" draw:layer="layout" svg:width="11.176cm" svg:height="4.186cm" svg:x="0.508cm" svg:y="16.764cm">
          <draw:text-box>
            <text:p><text:span text:style-name="T11">This print function using the index gives a clean output without square brackets otherwise printing the list gives elements in li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2" draw:text-style-name="P20" draw:layer="layout" svg:width="25.199cm" svg:height="17.78cm" svg:x="1.4cm" svg:y="1.524cm" presentation:class="outline" presentation:user-transformed="true">
          <draw:text-box>
            <text:list text:style-name="L3">
              <text:list-item>
                <text:p><text:span text:style-name="T4">Python has a special syntax for accessing the last element in a list. By asking for the </text:span><text:span text:style-name="T4">item at index -1</text:span></text:p>
                <text:p><text:span text:style-name="T4">Example to Access last element -&gt;</text:span></text:p>
              </text:list-item>
            </text:list>
          </draw:text-box>
        </draw:frame>
        <draw:custom-shape draw:style-name="gr24" draw:text-style-name="P19" draw:layer="layout" svg:width="21.59cm" svg:height="10.414cm" svg:x="4.826cm" svg:y="5.842cm">
          <text:p text:style-name="P4"><text:span text:style-name="T13">A = [ ‘sam’ , 3201, ‘s’ , 39.5]</text:span></text:p>
          <text:p text:style-name="P4"><text:span text:style-name="T13">print(A[-1])</text:span></text:p>
          <text:p text:style-name="P4"><text:span text:style-name="T13"/></text:p>
          <text:p text:style-name="P4"><text:span text:style-name="T14">Output →</text:span></text:p>
          <text:p text:style-name="P4"><text:span text:style-name="T13">39.5</text:span></text:p>
          <draw:enhanced-geometry svg:viewBox="0 0 21600 21600" draw:type="rectangle" draw:enhanced-path="M 0 0 L 21600 0 21600 21600 0 21600 0 0 Z N"/>
        </draw:custom-shape>
        <draw:line draw:style-name="gr17" draw:text-style-name="P17" draw:layer="layout" svg:x1="8.636cm" svg:y1="9.906cm" svg:x2="14.732cm" svg:y2="17.018cm">
          <text:p/>
        </draw:line>
        <draw:frame draw:style-name="gr25" draw:text-style-name="P16" draw:layer="layout" svg:width="13.97cm" svg:height="2.612cm" svg:x="13.716cm" svg:y="17.045cm">
          <draw:text-box>
            <text:p><text:span text:style-name="T11">Accessing the last element is beneficial, when the length of list is not known.</text:span></text:p>
          </draw:text-box>
        </draw:frame>
        <draw:frame draw:style-name="gr21" draw:text-style-name="P6" draw:layer="layout" svg:width="16.002cm" svg:height="2.384cm" svg:x="7.112cm" svg:y="5.998cm">
          <draw:text-box>
            <text:p><text:s text:c="16"/>-4 <text:s text:c="24"/>-3 <text:s text:c="14"/>-2 <text:s text:c="16"/>-1</text:p>
          </draw:text-box>
        </draw:frame>
        <draw:frame draw:style-name="gr21" draw:text-style-name="P18" draw:layer="layout" svg:width="4.064cm" svg:height="2.384cm" svg:x="0.508cm" svg:y="6.252cm">
          <draw:text-box>
            <text:p><text:span text:style-name="T12">REVERSE INDEX</text:span></text:p>
          </draw:text-box>
        </draw:frame>
        <draw:line draw:style-name="gr17" draw:text-style-name="P17" draw:layer="layout" svg:x1="4.064cm" svg:y1="6.604cm" svg:x2="9.39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2">Operations On List -</text:span><text:line-break/><text:span text:style-name="T1">Modifying Elements in a List</text:span>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index is mentioned for which element value is to be changed. </text:p>
              </text:list-item>
            </text:list>
          </draw:text-box>
        </draw:frame>
        <draw:custom-shape draw:style-name="gr26" draw:text-style-name="P21" draw:layer="layout" svg:width="15.24cm" svg:height="12.608cm" svg:x="2.794cm" svg:y="7.966cm">
          <text:p text:style-name="P4"><text:span text:style-name="T15">A = [ ‘sam’ , 3201, ‘s’ , 39.5]</text:span></text:p>
          <text:p text:style-name="P4"><text:span text:style-name="T15">print(A)</text:span></text:p>
          <text:p text:style-name="P4"><text:span text:style-name="T15"/></text:p>
          <text:p text:style-name="P4"><text:span text:style-name="T16">A(3) = 90.6</text:span></text:p>
          <text:p text:style-name="P4"><text:span text:style-name="T16">print(A)</text:span></text:p>
          <text:p text:style-name="P4"><text:span text:style-name="T15"/></text:p>
          <text:p text:style-name="P4"><text:span text:style-name="T17">Output →</text:span></text:p>
          <text:p text:style-name="P4"><text:span text:style-name="T15">[ ‘sam’ , 3201, ‘s’ , 39.5]</text:span></text:p>
          <text:p text:style-name="P4"><text:span text:style-name="T16">[ ‘sam’ , 3201, ‘s’ , 90.6]</text:span></text:p>
          <draw:enhanced-geometry svg:viewBox="0 0 21600 21600" draw:type="rectangle" draw:enhanced-path="M 0 0 L 21600 0 21600 21600 0 21600 0 0 Z N"/>
        </draw:custom-shape>
        <draw:line draw:style-name="gr17" draw:text-style-name="P17" draw:layer="layout" svg:x1="17.526cm" svg:y1="9.398cm" svg:x2="19.05cm" svg:y2="9.398cm">
          <text:p/>
        </draw:line>
        <draw:frame draw:style-name="gr27" draw:text-style-name="P16" draw:layer="layout" svg:width="7.366cm" svg:height="1.038cm" svg:x="19.05cm" svg:y="8.89cm">
          <draw:text-box>
            <text:p><text:span text:style-name="T11">Original List</text:span></text:p>
          </draw:text-box>
        </draw:frame>
        <draw:line draw:style-name="gr17" draw:text-style-name="P17" draw:layer="layout" svg:x1="7.874cm" svg:y1="10.414cm" svg:x2="19.304cm" svg:y2="10.414cm">
          <text:p/>
        </draw:line>
        <draw:frame draw:style-name="gr27" draw:text-style-name="P16" draw:layer="layout" svg:width="7.62cm" svg:height="1.038cm" svg:x="19.304cm" svg:y="9.928cm">
          <draw:text-box>
            <text:p><text:span text:style-name="T11">Prints original list</text:span></text:p>
          </draw:text-box>
        </draw:frame>
        <draw:line draw:style-name="gr17" draw:text-style-name="P17" draw:layer="layout" svg:x1="7.62cm" svg:y1="14.478cm" svg:x2="20.32cm" svg:y2="14.478cm">
          <text:p/>
        </draw:line>
        <draw:frame draw:style-name="gr27" draw:text-style-name="P16" draw:layer="layout" svg:width="7.112cm" svg:height="1.038cm" svg:x="20.32cm" svg:y="13.97cm">
          <draw:text-box>
            <text:p><text:span text:style-name="T11">Prints Modified List</text:span></text:p>
          </draw:text-box>
        </draw:frame>
        <draw:frame draw:style-name="gr28" draw:text-style-name="P6" draw:layer="layout" svg:width="9.652cm" svg:height="1.187cm" svg:x="9.144cm" svg:y="12.954cm">
          <draw:text-box>
            <text:p/>
          </draw:text-box>
        </draw:frame>
        <draw:line draw:style-name="gr17" draw:text-style-name="P17" draw:layer="layout" svg:x1="9.144cm" svg:y1="12.954cm" svg:x2="19.812cm" svg:y2="12.954cm">
          <text:p/>
        </draw:line>
        <draw:frame draw:style-name="gr16" draw:text-style-name="P16" draw:layer="layout" svg:width="7.62cm" svg:height="1.825cm" svg:x="19.812cm" svg:y="12.446cm">
          <draw:text-box>
            <text:p><text:span text:style-name="T11">Last value is chang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217cm" svg:y="-0.458cm" presentation:class="title" presentation:user-transformed="true">
          <draw:text-box>
            <text:p>Adding Elements to a List</text:p>
          </draw:text-box>
        </draw:frame>
        <draw:frame presentation:style-name="pr14" draw:layer="layout" svg:width="25.199cm" svg:height="12.179cm" svg:x="1.4cm" svg:y="2.794cm" presentation:class="outline" presentation:user-transformed="true">
          <draw:text-box>
            <text:list text:style-name="L3">
              <text:list-header>
                <text:p>1) <text:span text:style-name="T2">Appending Elements to the End of a List </text:span>→</text:p>
                <text:p>When you use the <text:span text:style-name="T12">append() method</text:span>, the new element is added to the end of the list.</text:p>
                <text:p/>
                <text:p/>
                <text:p/>
                <text:p/>
              </text:list-header>
            </text:list>
          </draw:text-box>
        </draw:frame>
        <draw:custom-shape draw:style-name="gr29" draw:text-style-name="P5" draw:layer="layout" svg:width="15.24cm" svg:height="10.414cm" svg:x="2.794cm" svg:y="7.62cm">
          <text:p text:style-name="P4"><text:span text:style-name="T4">A = [ ‘sam’ , 3201, ‘s’ , 39.5]</text:span></text:p>
          <text:p text:style-name="P4"><text:span text:style-name="T4">print(A)</text:span></text:p>
          <text:p text:style-name="P4"><text:span text:style-name="T4"/></text:p>
          <text:p text:style-name="P4"><text:span text:style-name="T18">A.append('star')</text:span></text:p>
          <text:p text:style-name="P4"><text:span text:style-name="T18">print(A)</text:span></text:p>
          <text:p text:style-name="P4"><text:span text:style-name="T4"/></text:p>
          <text:p text:style-name="P4"><text:span text:style-name="T19">Output →</text:span></text:p>
          <text:p text:style-name="P4"><text:span text:style-name="T4">[ ‘sam’ , 3201, ‘s’ , 39.5]</text:span></text:p>
          <text:p text:style-name="P4"><text:span text:style-name="T18">[ ‘sam’ , 3201, ‘s’ , 39.5, ‘star’]</text:span></text:p>
          <draw:enhanced-geometry svg:viewBox="0 0 21600 21600" draw:type="rectangle" draw:enhanced-path="M 0 0 L 21600 0 21600 21600 0 21600 0 0 Z N"/>
        </draw:custom-shape>
        <draw:line draw:style-name="gr17" draw:text-style-name="P17" draw:layer="layout" svg:x1="10.414cm" svg:y1="11.684cm" svg:x2="19.05cm" svg:y2="11.684cm">
          <text:p/>
        </draw:line>
        <draw:frame draw:style-name="gr30" draw:text-style-name="P16" draw:layer="layout" svg:width="7.112cm" svg:height="4.973cm" svg:x="19.05cm" svg:y="9.505cm">
          <draw:text-box>
            <text:p><text:span text:style-name="T11">Adding new element at the end of the list, This also helps to make dynamic lists by taking a empty list.</text:span></text:p>
          </draw:text-box>
        </draw:frame>
        <draw:line draw:style-name="gr17" draw:text-style-name="P17" draw:layer="layout" svg:x1="16.51cm" svg:y1="17.526cm" svg:x2="19.812cm" svg:y2="17.526cm">
          <text:p/>
        </draw:line>
        <draw:frame draw:style-name="gr31" draw:text-style-name="P16" draw:layer="layout" svg:width="7.62cm" svg:height="3.12cm" svg:x="19.812cm" svg:y="16.184cm">
          <draw:text-box>
            <text:p><text:span text:style-name="T11">New element ‘star’ added at the end of the lis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-0.458cm" presentation:class="title" presentation:user-transformed="true">
          <draw:text-box>
            <text:p>Adding Elements to a List</text:p>
          </draw:text-box>
        </draw:frame>
        <draw:frame presentation:style-name="pr1" draw:layer="layout" svg:width="25.199cm" svg:height="12.179cm" svg:x="1.471cm" svg:y="3.315cm" presentation:class="outline" presentation:user-transformed="true">
          <draw:text-box>
            <text:list text:style-name="L1">
              <text:list-header>
                <text:p>2) <text:span text:style-name="T2">Inserting a element in a certain position </text:span>→</text:p>
              </text:list-header>
            </text:list>
            <text:p><text:span text:style-name="T12">insert() method </text:span>is used to add a new element at any position by specifying the index and the value of the new item.</text:p>
            <text:p/>
            <text:list text:continue-numbering="true" text:style-name="L1">
              <text:list-header>
                <text:p/>
              </text:list-header>
            </text:list>
          </draw:text-box>
        </draw:frame>
        <draw:custom-shape draw:style-name="gr29" draw:text-style-name="P5" draw:layer="layout" svg:width="15.24cm" svg:height="10.414cm" svg:x="1.016cm" svg:y="9.144cm">
          <text:p text:style-name="P4"><text:span text:style-name="T4">A = [ ‘sam’ , 3201, ‘s’ , 39.5]</text:span></text:p>
          <text:p text:style-name="P4"><text:span text:style-name="T4">print(A)</text:span></text:p>
          <text:p text:style-name="P4"><text:span text:style-name="T4"/></text:p>
          <text:p text:style-name="P4"><text:span text:style-name="T18">A.insert(1, 'star')</text:span></text:p>
          <text:p text:style-name="P4"><text:span text:style-name="T18">print(A)</text:span></text:p>
          <text:p text:style-name="P4"><text:span text:style-name="T4"/></text:p>
          <text:p text:style-name="P4"><text:span text:style-name="T19">Output →</text:span></text:p>
          <text:p text:style-name="P4"><text:span text:style-name="T4">[ ‘sam’ , 3201, ‘s’ , 39.5]</text:span></text:p>
          <text:p text:style-name="P4"><text:span text:style-name="T18">[ ‘sam’ , ‘star’, <text:s/>3201, ‘s’ , 39.5]</text:span></text:p>
          <draw:enhanced-geometry svg:viewBox="0 0 21600 21600" draw:type="rectangle" draw:enhanced-path="M 0 0 L 21600 0 21600 21600 0 21600 0 0 Z N"/>
        </draw:custom-shape>
        <draw:line draw:style-name="gr17" draw:text-style-name="P17" draw:layer="layout" svg:x1="8.89cm" svg:y1="13.208cm" svg:x2="17.526cm" svg:y2="13.208cm">
          <text:p/>
        </draw:line>
        <draw:frame draw:style-name="gr32" draw:text-style-name="P16" draw:layer="layout" svg:width="9.966cm" svg:height="5.842cm" svg:x="17.72cm" svg:y="10.922cm">
          <draw:text-box>
            <text:p><text:span text:style-name="T11">The insert() method opens a space at position 1 and stores</text:span></text:p>
            <text:p><text:span text:style-name="T11">the value 'star' at that location. This operation shifts every other value in the list one position to the right.</text:span></text:p>
          </draw:text-box>
        </draw:frame>
        <draw:line draw:style-name="gr17" draw:text-style-name="P17" draw:layer="layout" svg:x1="15.24cm" svg:y1="18.796cm" svg:x2="18.288cm" svg:y2="18.796cm">
          <text:p/>
        </draw:line>
        <draw:frame draw:style-name="gr33" draw:text-style-name="P16" draw:layer="layout" svg:width="8.89cm" svg:height="1.852cm" svg:x="18.542cm" svg:y="17.96cm">
          <draw:text-box>
            <text:p><text:span text:style-name="T11">‘</text:span><text:span text:style-name="T11">star’ is printed in the 1</text:span><text:span text:style-name="T20">st</text:span><text:span text:style-name="T11"> inde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22" draw:layer="layout" svg:width="25.199cm" svg:height="3.506cm" svg:x="1.4cm" svg:y="0.837cm" presentation:class="title" presentation:user-transformed="true">
          <draw:text-box>
            <text:p><text:span text:style-name="T2">Removing Elements from a List</text:span></text:p>
          </draw:text-box>
        </draw:frame>
        <draw:frame presentation:style-name="pr1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You can remove an item according to its position in the list or according to its value.</text:p>
                <text:p/>
                <text:p>Methods to remove an element are - </text:p>
                <text:p>1) Removing an element using del statement</text:p>
                <text:p>2)<text:span text:style-name="T15">Removing an element using pop() Method </text:span></text:p>
              </text:list-item>
            </text:list>
            <text:list text:style-name="L1">
              <text:list-header>
                <text:p text:style-name="P4"><text:span text:style-name="T15">3)Removing an item by Valu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6" draw:text-style-name="P23" draw:layer="layout" svg:width="25.199cm" svg:height="1.803cm" svg:x="0.963cm" svg:y="0.762cm" presentation:class="title" presentation:user-transformed="true">
          <draw:text-box>
            <text:list text:style-name="L2">
              <text:list-header>
                <text:p><text:span text:style-name="T15">1) </text:span><text:span text:style-name="T21">Removing an element using del statement</text:span></text:p>
              </text:list-header>
            </text:list>
          </draw:text-box>
        </draw:frame>
        <draw:frame presentation:style-name="pr1" draw:layer="layout" svg:width="25.199cm" svg:height="15.748cm" svg:x="1.4cm" svg:y="3.556cm" presentation:class="outline" presentation:user-transformed="true">
          <draw:text-box>
            <text:list text:style-name="L3">
              <text:list-item>
                <text:p><text:span text:style-name="T12">del statement </text:span>is used to remove any item in the list if the index of that element is known.</text:p>
              </text:list-item>
            </text:list>
          </draw:text-box>
        </draw:frame>
        <draw:custom-shape draw:style-name="gr29" draw:text-style-name="P5" draw:layer="layout" svg:width="15.24cm" svg:height="10.414cm" svg:x="2.794cm" svg:y="7.62cm">
          <text:p text:style-name="P4"><text:span text:style-name="T4">A = [ ‘sam’ , 3201, ‘s’ , 39.5]</text:span></text:p>
          <text:p text:style-name="P4"><text:span text:style-name="T4">print(A)</text:span></text:p>
          <text:p text:style-name="P4"><text:span text:style-name="T4"/></text:p>
          <text:p text:style-name="P4"><text:span text:style-name="T18">del A[1]</text:span></text:p>
          <text:p text:style-name="P4"><text:span text:style-name="T18">print(A)</text:span></text:p>
          <text:p text:style-name="P4"><text:span text:style-name="T4"/></text:p>
          <text:p text:style-name="P4"><text:span text:style-name="T19">Output →</text:span></text:p>
          <text:p text:style-name="P4"><text:span text:style-name="T4">[ ‘sam’ , 3201, ‘s’ , 39.5]</text:span></text:p>
          <text:p text:style-name="P4"><text:span text:style-name="T18">[ ‘sam’, ‘s’ , 39.5.6]</text:span></text:p>
          <draw:enhanced-geometry svg:viewBox="0 0 21600 21600" draw:type="rectangle" draw:enhanced-path="M 0 0 L 21600 0 21600 21600 0 21600 0 0 Z N"/>
        </draw:custom-shape>
        <draw:line draw:style-name="gr17" draw:text-style-name="P17" draw:layer="layout" svg:x1="6.858cm" svg:y1="11.684cm" svg:x2="19.304cm" svg:y2="11.684cm">
          <text:p/>
        </draw:line>
        <draw:frame draw:style-name="gr25" draw:text-style-name="P16" draw:layer="layout" svg:width="7.62cm" svg:height="2.612cm" svg:x="19.558cm" svg:y="10.414cm">
          <draw:text-box>
            <text:p><text:span text:style-name="T11">Second element in the list is deleted by giving the index as ‘1’ .</text:span></text:p>
          </draw:text-box>
        </draw:frame>
        <draw:line draw:style-name="gr17" draw:text-style-name="P17" draw:layer="layout" svg:x1="11.938cm" svg:y1="17.272cm" svg:x2="20.574cm" svg:y2="17.272cm">
          <text:p/>
        </draw:line>
        <draw:frame draw:style-name="gr34" draw:text-style-name="P16" draw:layer="layout" svg:width="6.858cm" svg:height="6.547cm" svg:x="20.828cm" svg:y="14.027cm">
          <draw:text-box>
            <text:p><text:span text:style-name="T11">Once the items are removed from the list using del statement, they can’t be accessed again, they are permanently delet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22" draw:layer="layout" svg:width="25.199cm" svg:height="3.506cm" svg:x="1.524cm" svg:y="-0.508cm" presentation:class="title" presentation:user-transformed="true">
          <draw:text-box>
            <text:list text:style-name="L2">
              <text:list-header>
                <text:p text:style-name="P4"><text:span text:style-name="T22">2. </text:span><text:span text:style-name="T21">Removing an element using pop() Method - </text:span></text:p>
              </text:list-header>
            </text:list>
          </draw:text-box>
        </draw:frame>
        <draw:frame presentation:style-name="pr17" draw:text-style-name="P20" draw:layer="layout" svg:width="25.199cm" svg:height="17.698cm" svg:x="1.27cm" svg:y="3.302cm" presentation:class="outline" presentation:user-transformed="true">
          <draw:text-box>
            <text:list text:style-name="L3">
              <text:list-item>
                <text:p><text:span text:style-name="T4">The </text:span><text:span text:style-name="T23">pop() method</text:span><text:span text:style-name="T4"> removes the last item in a list, but it lets you work with that item </text:span><text:span text:style-name="T4">after removing it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7">pop() method can also be used to remove element from <text:s/>any index, A.pop(1) .</text:span></text:p>
                <text:p><text:span text:style-name="T4"/></text:p>
              </text:list-item>
            </text:list>
          </draw:text-box>
        </draw:frame>
        <draw:custom-shape draw:style-name="gr35" draw:text-style-name="P5" draw:layer="layout" svg:width="15.24cm" svg:height="12.192cm" svg:x="2.54cm" svg:y="6.35cm">
          <text:p text:style-name="P4"><text:span text:style-name="T4">A = [ ‘sam’ , 3201, ‘s’ , 39.5]</text:span></text:p>
          <text:p text:style-name="P4"><text:span text:style-name="T4">print(A)</text:span></text:p>
          <text:p text:style-name="P4"><text:span text:style-name="T18"/></text:p>
          <text:p text:style-name="P4"><text:span text:style-name="T18">popped_A= A.pop()</text:span></text:p>
          <text:p text:style-name="P4"><text:span text:style-name="T24">print(A)</text:span></text:p>
          <text:p text:style-name="P4"><text:span text:style-name="T18">print(popped_A)</text:span></text:p>
          <text:p text:style-name="P4"><text:span text:style-name="T18"/></text:p>
          <text:p text:style-name="P4"><text:span text:style-name="T19">Output →</text:span></text:p>
          <text:p text:style-name="P4"><text:span text:style-name="T4">[ ‘sam’ , 3201, ‘s’ , 39.5]</text:span></text:p>
          <text:p text:style-name="P4"><text:span text:style-name="T24">[ ‘sam’ , 3201, ‘s’]</text:span></text:p>
          <text:p text:style-name="P4"><text:span text:style-name="T18">39.5</text:span></text:p>
          <draw:enhanced-geometry svg:viewBox="0 0 21600 21600" draw:type="rectangle" draw:enhanced-path="M 0 0 L 21600 0 21600 21600 0 21600 0 0 Z N"/>
        </draw:custom-shape>
        <draw:frame draw:style-name="gr36" draw:text-style-name="P24" draw:layer="layout" svg:width="0.502cm" svg:height="2.454cm" svg:x="1.966cm" svg:y="15.737cm">
          <draw:text-box>
            <text:p text:style-name="P4"><text:span text:style-name="T4"/></text:p>
            <text:p text:style-name="P4"><text:span text:style-name="T4"/></text:p>
          </draw:text-box>
        </draw:frame>
        <draw:line draw:style-name="gr17" draw:text-style-name="P17" draw:layer="layout" svg:x1="11.684cm" svg:y1="10.414cm" svg:x2="18.796cm" svg:y2="10.414cm">
          <text:p/>
        </draw:line>
        <draw:frame draw:style-name="gr37" draw:text-style-name="P16" draw:layer="layout" svg:width="9.204cm" svg:height="3.095cm" svg:x="18.796cm" svg:y="9.144cm">
          <draw:text-box>
            <text:p><text:span text:style-name="T11">we pop a value from the list and store that value in the variable popped_A .</text:span></text:p>
          </draw:text-box>
        </draw:frame>
        <draw:line draw:style-name="gr17" draw:text-style-name="P17" draw:layer="layout" svg:x1="10.16cm" svg:y1="12.7cm" svg:x2="19.304cm" svg:y2="12.7cm">
          <text:p/>
        </draw:line>
        <draw:frame draw:style-name="gr21" draw:text-style-name="P6" draw:layer="layout" svg:width="7.366cm" svg:height="2.384cm" svg:x="19.812cm" svg:y="12.239cm">
          <draw:text-box>
            <text:p>To show that we still have access to the removed element.</text:p>
          </draw:text-box>
        </draw:frame>
        <draw:line draw:style-name="gr17" draw:text-style-name="P17" draw:layer="layout" svg:x1="10.922cm" svg:y1="16.764cm" svg:x2="19.812cm" svg:y2="16.764cm">
          <text:p/>
        </draw:line>
        <draw:frame draw:style-name="gr18" draw:text-style-name="P6" draw:layer="layout" svg:width="8.128cm" svg:height="1.673cm" svg:x="20.066cm" svg:y="15.748cm">
          <draw:text-box>
            <text:p>Output after popping the last element. </text:p>
          </draw:text-box>
        </draw:frame>
        <draw:line draw:style-name="gr17" draw:text-style-name="P17" draw:layer="layout" svg:x1="5.334cm" svg:y1="18.034cm" svg:x2="19.304cm" svg:y2="18.034cm">
          <text:p/>
        </draw:line>
        <draw:frame draw:style-name="gr19" draw:text-style-name="P6" draw:layer="layout" svg:width="6.403cm" svg:height="0.962cm" svg:x="20.066cm" svg:y="17.58cm">
          <draw:text-box>
            <text:p>Popped ele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0.963cm" svg:y="-0.712cm" presentation:class="title" presentation:user-transformed="true">
          <draw:text-box>
            <text:list text:style-name="L2">
              <text:list-header>
                <text:p><text:span text:style-name="T15">3)</text:span><text:span text:style-name="T21">Removing an item by Value</text:span></text:p>
              </text:list-header>
            </text:list>
          </draw:text-box>
        </draw:frame>
        <draw:frame presentation:style-name="pr18" draw:layer="layout" svg:width="25.199cm" svg:height="17.526cm" svg:x="1.4cm" svg:y="3.048cm" presentation:class="outline" presentation:user-transformed="true">
          <draw:text-box>
            <text:list text:style-name="L3">
              <text:list-item>
                <text:p>If you only know the value of the item you want to remove, you can use the <text:span text:style-name="T12">remove() method</text:span></text:p>
              </text:list-item>
            </text:list>
          </draw:text-box>
        </draw:frame>
        <draw:custom-shape draw:style-name="gr38" draw:text-style-name="P5" draw:layer="layout" svg:width="21.336cm" svg:height="13.208cm" svg:x="0.508cm" svg:y="6.35cm">
          <text:p/>
          <draw:enhanced-geometry svg:viewBox="0 0 21600 21600" draw:type="rectangle" draw:enhanced-path="M 0 0 L 21600 0 21600 21600 0 21600 0 0 Z N"/>
        </draw:custom-shape>
        <draw:frame draw:style-name="gr39" draw:text-style-name="P25" draw:layer="layout" svg:width="21.336cm" svg:height="13.208cm" svg:x="0.508cm" svg:y="6.35cm">
          <draw:text-box>
            <text:p><text:span text:style-name="T7">icecream = ['vanila', 'chocochips', 'strawberry', 'mango']</text:span></text:p>
            <text:p><text:span text:style-name="T7">seasonal = 'mango'</text:span></text:p>
            <text:p><text:span text:style-name="T7">icecream.remove(seasonal)</text:span></text:p>
            <text:p><text:span text:style-name="T7">print(icecream)</text:span></text:p>
            <text:p><text:span text:style-name="T25">print( seasonal.title() + " is only a seasonal flavor.")</text:span></text:p>
            <text:p><text:span text:style-name="T26">Output →</text:span></text:p>
            <text:p><text:span text:style-name="T7">['vanila', 'chocochips', 'strawberry']</text:span></text:p>
            <text:p><text:span text:style-name="T25">Mango is only a seasonal flavor.</text:span></text:p>
          </draw:text-box>
        </draw:frame>
        <draw:line draw:style-name="gr17" draw:text-style-name="P17" draw:layer="layout" svg:x1="8.89cm" svg:y1="9.652cm" svg:x2="22.098cm" svg:y2="9.652cm">
          <text:p/>
        </draw:line>
        <draw:frame draw:style-name="gr40" draw:text-style-name="P6" draw:layer="layout" svg:width="5.396cm" svg:height="1.673cm" svg:x="22.352cm" svg:y="8.995cm">
          <draw:text-box>
            <text:p>Storing value in a</text:p>
            <text:p>variable</text:p>
          </draw:text-box>
        </draw:frame>
        <draw:line draw:style-name="gr17" draw:text-style-name="P17" draw:layer="layout" svg:x1="12.446cm" svg:y1="10.922cm" svg:x2="22.352cm" svg:y2="10.922cm">
          <text:p/>
        </draw:line>
        <draw:frame draw:style-name="gr21" draw:text-style-name="P6" draw:layer="layout" svg:width="4.826cm" svg:height="2.384cm" svg:x="22.606cm" svg:y="10.668cm">
          <draw:text-box>
            <text:p>Removing value stored in a variable.</text:p>
          </draw:text-box>
        </draw:frame>
        <draw:line draw:style-name="gr17" draw:text-style-name="P17" draw:layer="layout" svg:x1="14.224cm" svg:y1="18.796cm" svg:x2="23.368cm" svg:y2="18.796cm">
          <text:p/>
        </draw:line>
        <draw:frame draw:style-name="gr41" draw:text-style-name="P6" draw:layer="layout" svg:width="4.064cm" svg:height="4.517cm" svg:x="23.622cm" svg:y="17.272cm">
          <draw:text-box>
            <text:p>Mango the stored element is removed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22" draw:layer="layout" svg:width="25.199cm" svg:height="3.506cm" svg:x="1.4cm" svg:y="0.837cm" presentation:class="title">
          <draw:text-box>
            <text:p text:style-name="P4"><text:span text:style-name="T21">Organizing a list</text:span><text:span text:style-name="T21"><text:line-break/></text:span><text:span text:style-name="T22">1) </text:span><text:span text:style-name="T27">Organizing your list permanently with sort() method </text:span></text:p>
          </draw:text-box>
        </draw:frame>
        <draw:frame presentation:style-name="pr19" draw:layer="layout" svg:width="25.199cm" svg:height="16.086cm" svg:x="1.4cm" svg:y="4.914cm" presentation:class="outline" presentation:user-transformed="true">
          <draw:text-box>
            <text:p><text:span text:style-name="T8">Python’s sort() method makes it relatively easy to sort a list. But </text:span><text:span text:style-name="T28">with this method you can never </text:span><text:span text:style-name="T28">revert back to the previous original list.</text:span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9"/></text:p>
            <text:p><text:span text:style-name="T28">You can also sort this list in reverse alphabetical order by passing the argument reverse=True to </text:span><text:span text:style-name="T28">the sort() method . These methods work for numerical lists too.</text:span></text:p>
          </draw:text-box>
        </draw:frame>
        <draw:frame draw:style-name="gr42" draw:text-style-name="P26" draw:layer="layout" svg:width="19.812cm" svg:height="9.86cm" svg:x="1.4cm" svg:y="8.382cm">
          <draw:text-box>
            <text:p><text:span text:style-name="T8"><text:s/></text:span></text:p>
          </draw:text-box>
        </draw:frame>
        <draw:custom-shape draw:style-name="gr43" draw:text-style-name="P1" draw:layer="layout" svg:width="19.304cm" svg:height="10.414cm" svg:x="1.27cm" svg:y="6.858cm">
          <text:p/>
          <draw:enhanced-geometry svg:viewBox="0 0 21600 21600" draw:type="rectangle" draw:enhanced-path="M 0 0 L 21600 0 21600 21600 0 21600 0 0 Z N"/>
        </draw:custom-shape>
        <draw:frame draw:style-name="gr44" draw:text-style-name="P26" draw:layer="layout" svg:width="21.063cm" svg:height="9.359cm" svg:x="1.4cm" svg:y="7.405cm">
          <draw:text-box>
            <text:p><text:span text:style-name="T8">icecream = ['mango', 'chocochips', 'strawberry', 'vanilla']</text:span></text:p>
            <text:p><text:span text:style-name="T30">icecream.sort()</text:span></text:p>
            <text:p><text:span text:style-name="T8">print(icecream)</text:span></text:p>
            <text:p><text:span text:style-name="T8"/></text:p>
            <text:p><text:span text:style-name="T31">Output →</text:span></text:p>
            <text:p><text:span text:style-name="T8">['chocochips', 'mango', 'strawberry', 'vanilla']</text:span></text:p>
          </draw:text-box>
        </draw:frame>
        <draw:line draw:style-name="gr17" draw:text-style-name="P17" draw:layer="layout" svg:x1="7.62cm" svg:y1="10.414cm" svg:x2="21.212cm" svg:y2="10.414cm">
          <text:p/>
        </draw:line>
        <draw:frame draw:style-name="gr37" draw:text-style-name="P6" draw:layer="layout" svg:width="5.353cm" svg:height="3.095cm" svg:x="21.571cm" svg:y="9.398cm">
          <draw:text-box>
            <text:p>Arranging list in an alphabetical order.</text:p>
          </draw:text-box>
        </draw:frame>
        <draw:line draw:style-name="gr17" draw:text-style-name="P17" draw:layer="layout" svg:x1="18.288cm" svg:y1="16.256cm" svg:x2="23.114cm" svg:y2="16.256cm">
          <text:p/>
        </draw:line>
        <draw:frame draw:style-name="gr19" draw:text-style-name="P6" draw:layer="layout" svg:width="4.318cm" svg:height="0.962cm" svg:x="23.368cm" svg:y="15.802cm">
          <draw:text-box>
            <text:p>Ordered list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217cm" svg:y="0cm" presentation:class="title" presentation:user-transformed="true">
          <draw:text-box>
            <text:p text:style-name="P4"><text:span text:style-name="T15">2) Organizing a List Temporarily with the sorted() Function -</text:span></text:p>
          </draw:text-box>
        </draw:frame>
        <draw:frame presentation:style-name="pr1" draw:layer="layout" svg:width="26.924cm" svg:height="16.51cm" svg:x="0.508cm" svg:y="4.064cm" presentation:class="outline" presentation:user-transformed="true">
          <draw:text-box>
            <text:list text:style-name="L3">
              <text:list-item>
                <text:p><text:span text:style-name="T32">The</text:span><text:span text:style-name="T33"> sorted() function </text:span><text:span text:style-name="T32">lets you display your list in a particular order but doesn’t affect the </text:span><text:span text:style-name="T32">actual order of the list.</text:span></text:p>
              </text:list-item>
            </text:list>
            <text:p/>
            <text:p><text:s text:c="4"/></text:p>
            <text:p/>
            <text:p/>
          </draw:text-box>
        </draw:frame>
        <draw:custom-shape draw:style-name="gr45" draw:text-style-name="P1" draw:layer="layout" svg:width="24.13cm" svg:height="13.462cm" svg:x="0.508cm" svg:y="6.858cm">
          <text:p/>
          <draw:enhanced-geometry svg:viewBox="0 0 21600 21600" draw:type="rectangle" draw:enhanced-path="M 0 0 L 21600 0 21600 21600 0 21600 0 0 Z N"/>
        </draw:custom-shape>
        <draw:frame draw:style-name="gr46" draw:text-style-name="P26" draw:layer="layout" svg:width="23.876cm" svg:height="13.695cm" svg:x="0.508cm" svg:y="6.879cm">
          <draw:text-box>
            <text:p><text:span text:style-name="T8">icecream = ['mango', 'chocochips', 'strawberry', 'vanilla']</text:span></text:p>
            <text:p><text:span text:style-name="T8">print("Here is the sorted list:")</text:span></text:p>
            <text:p><text:span text:style-name="T30">print(sorted(icecream))</text:span></text:p>
            <text:p><text:span text:style-name="T8">print("Here is the original list again:")</text:span></text:p>
            <text:p><text:span text:style-name="T8">print(icecream)</text:span></text:p>
            <text:p><text:span text:style-name="T8"><text:s/></text:span><text:span text:style-name="T29">Output →</text:span></text:p>
            <text:p><text:span text:style-name="T30">Here is the sorted list :['chocochips', 'mango', 'strawberry', 'vanilla']</text:span></text:p>
            <text:p><text:span text:style-name="T8">Here is the original list again:['mango', 'chocochips', 'strawberry', 'vanilla'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9" draw:text-style-name="P27" draw:layer="layout" svg:width="25.199cm" svg:height="2.719cm" svg:x="1.016cm" svg:y="0.329cm" presentation:class="title" presentation:user-transformed="true">
          <draw:text-box>
            <text:p text:style-name="P4"><text:span text:style-name="T34">Implementing range() in list</text:span></text:p>
          </draw:text-box>
        </draw:frame>
        <draw:frame presentation:style-name="pr1" draw:text-style-name="P28" draw:layer="layout" svg:width="25.199cm" svg:height="16.51cm" svg:x="1.4cm" svg:y="3.81cm" presentation:class="outline" presentation:user-transformed="true">
          <draw:text-box>
            <text:list text:style-name="L3">
              <text:list-item>
                <text:p text:style-name="P4"><text:span text:style-name="T28">Now to make a list of numbers you can directly wrap list() around a </text:span><text:span text:style-name="T29">call to the range() function</text:span><text:span text:style-name="T28">, </text:span><text:span text:style-name="T28">the output will be a list of numbers.</text:span><text:span text:style-name="T8"> You can create almost any set of numbers using range() </text:span><text:span text:style-name="T8">function.</text:span></text:p>
                <text:p text:style-name="P4"><text:span text:style-name="T8"/></text:p>
              </text:list-item>
            </text:list>
          </draw:text-box>
        </draw:frame>
        <draw:custom-shape draw:style-name="gr47" draw:text-style-name="P1" draw:layer="layout" svg:width="24.13cm" svg:height="2.54cm" svg:x="2.032cm" svg:y="8.128cm">
          <text:p/>
          <draw:enhanced-geometry svg:viewBox="0 0 21600 21600" draw:type="rectangle" draw:enhanced-path="M 0 0 L 21600 0 21600 21600 0 21600 0 0 Z N"/>
        </draw:custom-shape>
        <draw:frame draw:style-name="gr48" draw:text-style-name="P29" draw:layer="layout" svg:width="24.384cm" svg:height="2.54cm" svg:x="2.032cm" svg:y="8.128cm">
          <draw:text-box>
            <text:p text:style-name="P4"><text:span text:style-name="T11">Example - You want to make a list of squares of first 10 numbers.</text:span></text:p>
            <text:p text:style-name="P4"><text:span text:style-name="T11">(In Python, two asterisks (**) represents exponents . )</text:span></text:p>
          </draw:text-box>
        </draw:frame>
        <draw:custom-shape draw:style-name="gr49" draw:text-style-name="P1" draw:layer="layout" svg:width="24.638cm" svg:height="8.89cm" svg:x="1.778cm" svg:y="11.43cm">
          <text:p/>
          <draw:enhanced-geometry svg:viewBox="0 0 21600 21600" draw:type="rectangle" draw:enhanced-path="M 0 0 L 21600 0 21600 21600 0 21600 0 0 Z N"/>
        </draw:custom-shape>
        <draw:frame draw:style-name="gr50" draw:text-style-name="P24" draw:layer="layout" svg:width="22.587cm" svg:height="10.294cm" svg:x="2.286cm" svg:y="11.938cm">
          <draw:text-box>
            <text:p text:style-name="P4"><text:span text:style-name="T4">squares = [value**2 for value in range(1,11)]</text:span></text:p>
            <text:p text:style-name="P4"><text:span text:style-name="T4">print(squares)</text:span></text:p>
            <text:p text:style-name="P4"><text:span text:style-name="T23"/></text:p>
            <text:p text:style-name="P4"><text:span text:style-name="T35">Output →</text:span></text:p>
            <text:p text:style-name="P4"><text:span text:style-name="T4">[1, 4, 9, 16, 25, 36, 49, 64, 81, 100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22" draw:layer="layout" svg:width="25.199cm" svg:height="3.506cm" svg:x="1.217cm" svg:y="-0.508cm" presentation:class="title" presentation:user-transformed="true">
          <draw:text-box>
            <text:p text:style-name="P4"><text:span text:style-name="T34">Simple statistics on list </text:span></text:p>
          </draw:text-box>
        </draw:frame>
        <draw:frame presentation:style-name="pr1" draw:layer="layout" svg:width="25.199cm" svg:height="17.018cm" svg:x="1.4cm" svg:y="2.794cm" presentation:class="outline" presentation:user-transformed="true">
          <draw:text-box>
            <text:p text:style-name="P4">There are few python functions that are specific list of numbers.</text:p>
            <text:p text:style-name="P4">Example - find minimum, maximum, number of times item occurs and sum of all numbers in list.</text:p>
            <text:p text:style-name="P4"/>
            <text:p text:style-name="P4"/>
          </draw:text-box>
        </draw:frame>
        <draw:custom-shape draw:style-name="gr51" draw:text-style-name="P1" draw:layer="layout" svg:width="16.634cm" svg:height="11.684cm" svg:x="1.4cm" svg:y="8.89cm">
          <text:p/>
          <draw:enhanced-geometry svg:viewBox="0 0 21600 21600" draw:type="rectangle" draw:enhanced-path="M 0 0 L 21600 0 21600 21600 0 21600 0 0 Z N"/>
        </draw:custom-shape>
        <draw:frame draw:style-name="gr52" draw:text-style-name="P30" draw:layer="layout" svg:width="15.611cm" svg:height="11.747cm" svg:x="1.661cm" svg:y="8.89cm">
          <draw:text-box>
            <text:p text:style-name="P4"><text:span text:style-name="T8">&gt;&gt;&gt; digits = [1, 2, 3, 4, 5, 6, 7, 8, 9, 0,9]</text:span></text:p>
            <text:p text:style-name="P4"><text:span text:style-name="T8">&gt;&gt;&gt; min(digits)</text:span></text:p>
            <text:p text:style-name="P4"><text:span text:style-name="T8">0</text:span></text:p>
            <text:p text:style-name="P4"><text:span text:style-name="T8">&gt;&gt;&gt; max(digits)</text:span></text:p>
            <text:p text:style-name="P4"><text:span text:style-name="T8">9</text:span></text:p>
            <text:p text:style-name="P4"><text:span text:style-name="T8">&gt;&gt;&gt; digits.count(9)</text:span></text:p>
            <text:p text:style-name="P4"><text:span text:style-name="T8">2</text:span></text:p>
            <text:p text:style-name="P4"><text:span text:style-name="T8">&gt;&gt;&gt; sum(digits)</text:span></text:p>
            <text:p text:style-name="P4"><text:span text:style-name="T8">54</text:span></text:p>
          </draw:text-box>
        </draw:frame>
        <draw:line draw:style-name="gr17" draw:text-style-name="P17" draw:layer="layout" svg:x1="8.382cm" svg:y1="10.922cm" svg:x2="19.05cm" svg:y2="10.922cm">
          <text:p/>
        </draw:line>
        <draw:frame draw:style-name="gr16" draw:text-style-name="P16" draw:layer="layout" svg:width="8.636cm" svg:height="1.825cm" svg:x="19.05cm" svg:y="9.906cm">
          <draw:text-box>
            <text:p><text:span text:style-name="T11">Returns the minimum value in the list.</text:span></text:p>
          </draw:text-box>
        </draw:frame>
        <draw:line draw:style-name="gr17" draw:text-style-name="P17" draw:layer="layout" svg:x1="8.382cm" svg:y1="13.97cm" svg:x2="19.304cm" svg:y2="13.97cm">
          <text:p/>
        </draw:line>
        <draw:frame draw:style-name="gr16" draw:text-style-name="P16" draw:layer="layout" svg:width="7.62cm" svg:height="1.825cm" svg:x="19.304cm" svg:y="13.208cm">
          <draw:text-box>
            <text:p><text:span text:style-name="T11">Returns the maximum value in the list.</text:span></text:p>
          </draw:text-box>
        </draw:frame>
        <draw:line draw:style-name="gr17" draw:text-style-name="P17" draw:layer="layout" svg:x1="9.144cm" svg:y1="16.256cm" svg:x2="19.812cm" svg:y2="16.256cm">
          <text:p/>
        </draw:line>
        <draw:frame draw:style-name="gr53" draw:text-style-name="P32" draw:layer="layout" svg:width="7.656cm" svg:height="2.612cm" svg:x="19.776cm" svg:y="15.748cm">
          <draw:text-box>
            <text:p text:style-name="P31"><text:span text:style-name="T36">count(s) will return you the number of times s is in the list.</text:span></text:p>
          </draw:text-box>
        </draw:frame>
        <draw:line draw:style-name="gr17" draw:text-style-name="P17" draw:layer="layout" svg:x1="7.874cm" svg:y1="18.796cm" svg:x2="19.304cm" svg:y2="18.796cm">
          <text:p/>
        </draw:line>
        <draw:frame draw:style-name="gr18" draw:text-style-name="P6" draw:layer="layout" svg:width="6.279cm" svg:height="1.673cm" svg:x="19.629cm" svg:y="18.36cm">
          <draw:text-box>
            <text:p>Summation of all the digits.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22" draw:layer="layout" svg:width="25.199cm" svg:height="3.506cm" svg:x="1.016cm" svg:y="-0.508cm" presentation:class="title" presentation:user-transformed="true">
          <draw:text-box>
            <text:p><text:span text:style-name="T2">Few simple operations on list </text:span></text:p>
          </draw:text-box>
        </draw:frame>
        <draw:custom-shape draw:style-name="gr54" draw:text-style-name="P4" draw:layer="layout" svg:width="21.082cm" svg:height="17.576cm" svg:x="1.27cm" svg:y="2.998cm">
          <text:p text:style-name="P4"><text:span text:style-name="T8"/></text:p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frame draw:style-name="gr55" draw:text-style-name="P33" draw:layer="layout" svg:width="20.066cm" svg:height="16.743cm" svg:x="1.524cm" svg:y="2.998cm">
          <draw:text-box>
            <text:p text:style-name="P4"><text:span text:style-name="T3">&gt;&gt;&gt;a = [-20, 30, 56, 1.44, 889000, 6]</text:span></text:p>
            <text:p text:style-name="P4"><text:span text:style-name="T3"/></text:p>
            <text:p text:style-name="P4"><text:span text:style-name="T3">&gt;&gt;&gt; a.reverse()</text:span></text:p>
            <text:p text:style-name="P4"><text:span text:style-name="T3">&gt;&gt;&gt; a</text:span></text:p>
            <text:p text:style-name="P4"><text:span text:style-name="T3">[6, 88900, 1.44, 56, 30, -20]</text:span></text:p>
            <text:p text:style-name="P4"><text:span text:style-name="T3"/></text:p>
            <text:p text:style-name="P4"><text:span text:style-name="T3">&gt;&gt;&gt; b = [45, 56, 90]</text:span></text:p>
            <text:p text:style-name="P4"><text:span text:style-name="T3">&gt;&gt;&gt; a.append(b)</text:span></text:p>
            <text:p text:style-name="P4"><text:span text:style-name="T3">&gt;&gt;&gt; a</text:span></text:p>
            <text:p text:style-name="P4"><text:span text:style-name="T3">[-20, 30, 56, 1.44, 889000, 6, [45, 56, 90]]</text:span></text:p>
            <text:p text:style-name="P4"><text:span text:style-name="T3"/></text:p>
            <text:p text:style-name="P4"><text:span text:style-name="T3">&gt;&gt;&gt; a[-1]</text:span></text:p>
            <text:p text:style-name="P4"><text:span text:style-name="T3">[45, 56, 90]</text:span></text:p>
            <text:p text:style-name="P4"><text:span text:style-name="T3"/></text:p>
            <text:p text:style-name="P4"><text:span text:style-name="T3">&gt;&gt;&gt; a.extend(b) #To add the values of b not the b itself</text:span></text:p>
            <text:p text:style-name="P4"><text:span text:style-name="T3">&gt;&gt;&gt; a</text:span></text:p>
            <text:p text:style-name="P4"><text:span text:style-name="T3">[-20, 30, 56, 1.44, 889000, 6, [45, 56, 90], 45, 56, 90]</text:span></text:p>
            <text:p text:style-name="P4"><text:span text:style-name="T3">&gt;&gt;&gt; a[-1]</text:span></text:p>
            <text:p text:style-name="P4"><text:span text:style-name="T3">90</text:span></text:p>
          </draw:text-box>
        </draw:frame>
        <draw:line draw:style-name="gr17" draw:text-style-name="P17" draw:layer="layout" svg:x1="8.382cm" svg:y1="5.334cm" svg:x2="22.86cm" svg:y2="5.334cm">
          <text:p/>
        </draw:line>
        <draw:frame draw:style-name="gr18" draw:text-style-name="P6" draw:layer="layout" svg:width="5.14cm" svg:height="1.673cm" svg:x="22.86cm" svg:y="4.423cm">
          <draw:text-box>
            <text:p>The list is reversed</text:p>
          </draw:text-box>
        </draw:frame>
        <draw:line draw:style-name="gr17" draw:text-style-name="P17" draw:layer="layout" svg:x1="9.144cm" svg:y1="8.636cm" svg:x2="22.86cm" svg:y2="8.636cm">
          <text:p/>
        </draw:line>
        <draw:frame draw:style-name="gr21" draw:text-style-name="P6" draw:layer="layout" svg:width="4.826cm" svg:height="2.384cm" svg:x="22.86cm" svg:y="7.112cm">
          <draw:text-box>
            <text:p>Make a new list and add it to the main list.</text:p>
          </draw:text-box>
        </draw:frame>
        <draw:line draw:style-name="gr17" draw:text-style-name="P17" draw:layer="layout" svg:x1="16.51cm" svg:y1="11.43cm" svg:x2="23.114cm" svg:y2="11.43cm">
          <text:p/>
        </draw:line>
        <draw:frame draw:style-name="gr18" draw:text-style-name="P6" draw:layer="layout" svg:width="4.064cm" svg:height="1.673cm" svg:x="23.368cm" svg:y="10.668cm">
          <draw:text-box>
            <text:p>Whole list ‘b’ is added</text:p>
          </draw:text-box>
        </draw:frame>
        <draw:line draw:style-name="gr17" draw:text-style-name="P17" draw:layer="layout" svg:x1="5.334cm" svg:y1="13.208cm" svg:x2="23.114cm" svg:y2="13.208cm">
          <text:p/>
        </draw:line>
        <draw:frame draw:style-name="gr37" draw:text-style-name="P6" draw:layer="layout" svg:width="4.064cm" svg:height="3.095cm" svg:x="23.622cm" svg:y="12.7cm">
          <draw:text-box>
            <text:p>The added whole list is treated as one item</text:p>
          </draw:text-box>
        </draw:frame>
        <draw:line draw:style-name="gr17" draw:text-style-name="P17" draw:layer="layout" svg:x1="21.082cm" svg:y1="17.526cm" svg:x2="22.86cm" svg:y2="17.526cm">
          <text:p/>
        </draw:line>
        <draw:frame draw:style-name="gr56" draw:text-style-name="P6" draw:layer="layout" svg:width="4.946cm" svg:height="5.228cm" svg:x="23.093cm" svg:y="16.262cm">
          <draw:text-box>
            <text:p>Only the values from ‘b’ are added and each item is separately treated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text-style-name="P22" draw:layer="layout" svg:width="25.199cm" svg:height="3.506cm" svg:x="1.4cm" svg:y="-0.508cm" presentation:class="title" presentation:user-transformed="true">
          <draw:text-box>
            <text:p text:style-name="P4"><text:span text:style-name="T34">Working on Parts of a List</text:span></text:p>
          </draw:text-box>
        </draw:frame>
        <draw:frame presentation:style-name="pr20" draw:text-style-name="P28" draw:layer="layout" svg:width="25.199cm" svg:height="17.526cm" svg:x="1.4cm" svg:y="2.794cm" presentation:class="outline" presentation:user-transformed="true">
          <draw:text-box>
            <text:p><text:span text:style-name="T37">1. Slicing a List</text:span><text:span text:style-name="T8"> - This is required when you have to work with big data and want to access only a </text:span><text:span text:style-name="T8">small part of it, To make a slice, you specify the index of the first and last elements you want to </text:span><text:span text:style-name="T8">work with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If you omit the first index or the last index in a slice, Python automatically starts your slice at the </text:span><text:span text:style-name="T8">beginning or till the end of the list respectively.</text:span></text:p>
          </draw:text-box>
        </draw:frame>
        <draw:custom-shape draw:style-name="gr57" draw:text-style-name="P34" draw:layer="layout" svg:width="25.329cm" svg:height="2.794cm" svg:x="1.231cm" svg:y="6.101cm">
          <text:p><text:span text:style-name="T38">Example - I have a big list of users of my website but i want to give a gift </text:span></text:p>
          <text:p><text:span text:style-name="T38">voucher to the first 3 registrations then -</text:span></text:p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13.007cm" svg:height="6.858cm" svg:x="1.217cm" svg:y="9.652cm">
          <text:p/>
          <draw:enhanced-geometry svg:viewBox="0 0 21600 21600" draw:type="rectangle" draw:enhanced-path="M 0 0 L 21600 0 21600 21600 0 21600 0 0 Z N"/>
        </draw:custom-shape>
        <draw:frame draw:style-name="gr59" draw:text-style-name="P15" draw:layer="layout" svg:width="12.824cm" svg:height="6.858cm" svg:x="1.4cm" svg:y="9.652cm">
          <draw:text-box>
            <text:p><text:span text:style-name="T3">users = ['yashu’, 'rashmi', 'vikky', 'rachi', 'sam']</text:span></text:p>
            <text:p><text:span text:style-name="T3">print(users[0:3])</text:span></text:p>
            <text:p><text:span text:style-name="T3"/></text:p>
            <text:p><text:span text:style-name="T39">Output →</text:span></text:p>
            <text:p><text:span text:style-name="T40"/></text:p>
            <text:p><text:span text:style-name="T3">['yashu', 'rashmi', 'vikky']</text:span></text:p>
          </draw:text-box>
        </draw:frame>
        <draw:line draw:style-name="gr17" draw:text-style-name="P17" draw:layer="layout" svg:x1="7.366cm" svg:y1="11.938cm" svg:x2="16.002cm" svg:y2="11.938cm">
          <text:p/>
        </draw:line>
        <draw:frame draw:style-name="gr18" draw:text-style-name="P6" draw:layer="layout" svg:width="10.668cm" svg:height="1.673cm" svg:x="16.256cm" svg:y="11.176cm">
          <draw:text-box>
            <text:p>The second index is given a value more then the required index.</text:p>
          </draw:text-box>
        </draw:frame>
        <draw:line draw:style-name="gr17" draw:text-style-name="P17" draw:layer="layout" svg:x1="10.414cm" svg:y1="15.494cm" svg:x2="16.764cm" svg:y2="15.494cm">
          <text:p/>
        </draw:line>
        <draw:frame draw:style-name="gr19" draw:text-style-name="P6" draw:layer="layout" svg:width="9.652cm" svg:height="0.962cm" svg:x="17.018cm" svg:y="14.986cm">
          <draw:text-box>
            <text:p>The first three winners! 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text-style-name="P22" draw:layer="layout" svg:width="25.199cm" svg:height="3.506cm" svg:x="1.471cm" svg:y="-0.508cm" presentation:class="title" presentation:user-transformed="true">
          <draw:text-box>
            <text:list text:style-name="L2">
              <text:list-header>
                <text:p text:style-name="P4"><text:span text:style-name="T34">2. Looping Through a Slice - </text:span></text:p>
              </text:list-header>
            </text:list>
          </draw:text-box>
        </draw:frame>
        <draw:frame presentation:style-name="pr21" draw:text-style-name="P11" draw:layer="layout" svg:width="25.199cm" svg:height="18.034cm" svg:x="1.016cm" svg:y="2.54cm" presentation:class="outline" presentation:user-transformed="true">
          <draw:text-box>
            <text:list text:style-name="L3">
              <text:list-item>
                <text:p><text:span text:style-name="T7">If you want to perform some particular operation on a particular subset of list then you can </text:span><text:span text:style-name="T7">use for loop in slice.</text:span></text:p>
                <text:p><text:span text:style-name="T7"/></text:p>
              </text:list-item>
            </text:list>
          </draw:text-box>
        </draw:frame>
        <draw:custom-shape draw:style-name="gr60" draw:text-style-name="P1" draw:layer="layout" svg:width="26.215cm" svg:height="2.286cm" svg:x="1.471cm" svg:y="4.826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5" draw:layer="layout" svg:width="25.645cm" svg:height="2.004cm" svg:x="2.032cm" svg:y="5.334cm">
          <draw:text-box>
            <text:p><text:span text:style-name="T12">Example - printing the name of lucky winners of voucher.</text:span></text:p>
          </draw:text-box>
        </draw:frame>
        <draw:custom-shape draw:style-name="gr61" draw:text-style-name="P1" draw:layer="layout" svg:width="16.764cm" svg:height="12.7cm" svg:x="1.524cm" svg:y="7.62cm">
          <text:p/>
          <draw:enhanced-geometry svg:viewBox="0 0 21600 21600" draw:type="rectangle" draw:enhanced-path="M 0 0 L 21600 0 21600 21600 0 21600 0 0 Z N"/>
        </draw:custom-shape>
        <draw:frame draw:style-name="gr62" draw:text-style-name="P36" draw:layer="layout" svg:width="16.764cm" svg:height="13.07cm" svg:x="1.524cm" svg:y="7.62cm">
          <draw:text-box>
            <text:p><text:span text:style-name="T11">users = [</text:span><text:span text:style-name="T3">'yashu’, 'rashmi', 'vikky', 'rachi', 'sam']</text:span></text:p>
            <text:p><text:span text:style-name="T11">print("Here are the first three winners of vouchers:")</text:span></text:p>
            <text:p><text:span text:style-name="T11">for user in users[:3]:</text:span></text:p>
            <text:p><text:span text:style-name="T11"><text:s text:c="4"/></text:span><text:span text:style-name="T11">print(user.title())</text:span></text:p>
            <text:p><text:span text:style-name="T41">Output →</text:span></text:p>
            <text:p><text:span text:style-name="T11">Here are the first three winners of vouchers:</text:span></text:p>
            <text:p><text:span text:style-name="T11">Yashu</text:span></text:p>
            <text:p><text:span text:style-name="T11">Rashmi</text:span></text:p>
            <text:p><text:span text:style-name="T11">Vikky</text:span></text:p>
          </draw:text-box>
        </draw:frame>
        <draw:line draw:style-name="gr17" draw:text-style-name="P17" draw:layer="layout" svg:x1="8.636cm" svg:y1="10.922cm" svg:x2="19.05cm" svg:y2="10.922cm">
          <text:p/>
        </draw:line>
        <draw:frame draw:style-name="gr19" draw:text-style-name="P6" draw:layer="layout" svg:width="7.112cm" svg:height="0.962cm" svg:x="19.103cm" svg:y="10.468cm">
          <draw:text-box>
            <text:p>Loop is used here.</text:p>
          </draw:text-box>
        </draw:frame>
        <draw:custom-shape draw:style-name="gr63" draw:text-style-name="P34" draw:layer="layout" svg:width="7.366cm" svg:height="7.62cm" svg:x="19.812cm" svg:y="12.446cm">
          <text:p text:style-name="P1"><text:span text:style-name="T11">When you’re </text:span></text:p>
          <text:p text:style-name="P1"><text:span text:style-name="T11">working with data, </text:span></text:p>
          <text:p text:style-name="P1"><text:span text:style-name="T11">you can use slices to </text:span></text:p>
          <text:p text:style-name="P1"><text:span text:style-name="T11">process your data</text:span></text:p>
          <text:p text:style-name="P1"><text:span text:style-name="T11"><text:s/></text:span><text:span text:style-name="T11">in chunks of </text:span></text:p>
          <text:p text:style-name="P1"><text:span text:style-name="T11">a specific siz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text-style-name="P22" draw:layer="layout" svg:width="25.199cm" svg:height="3.506cm" svg:x="1.217cm" svg:y="-0.458cm" presentation:class="title" presentation:user-transformed="true">
          <draw:text-box>
            <text:p text:style-name="P4"><text:span text:style-name="T34">3.Copying a List - </text:span></text:p>
          </draw:text-box>
        </draw:frame>
        <draw:frame presentation:style-name="pr1" draw:text-style-name="P37" draw:layer="layout" svg:width="25.199cm" svg:height="17.272cm" svg:x="1.4cm" svg:y="2.794cm" presentation:class="outline" presentation:user-transformed="true">
          <draw:text-box>
            <text:list text:style-name="L3">
              <text:list-item>
                <text:p><text:span text:style-name="T42">This can be achieved by copying a list,you can make a slice that includes the entire original list by omitting </text:span><text:span text:style-name="T42">the first index and the second index ( [:] ) . This tells Python to make a slice that starts at the first item and </text:span><text:span text:style-name="T42">ends with the last item, producing a copy of the entire list.</text:span></text:p>
                <text:p><text:span text:style-name="T42"/></text:p>
              </text:list-item>
            </text:list>
          </draw:text-box>
        </draw:frame>
        <draw:custom-shape draw:style-name="gr64" draw:text-style-name="P1" draw:layer="layout" svg:width="18.158cm" svg:height="13.634cm" svg:x="1.4cm" svg:y="7.366cm">
          <text:p/>
          <draw:enhanced-geometry svg:viewBox="0 0 21600 21600" draw:type="rectangle" draw:enhanced-path="M 0 0 L 21600 0 21600 21600 0 21600 0 0 Z N"/>
        </draw:custom-shape>
        <draw:frame draw:style-name="gr65" draw:text-style-name="P38" draw:layer="layout" svg:width="22.703cm" svg:height="13.072cm" svg:x="1.935cm" svg:y="7.62cm">
          <draw:text-box>
            <text:p><text:span text:style-name="T43">my_icecreams = ['mango', 'chocochips', 'strawberry', 'vanila']</text:span></text:p>
            <text:p><text:span text:style-name="T44">friend_icecreams = my_icecreams[:]</text:span></text:p>
            <text:p><text:span text:style-name="T43">print("My favorite ice-creams are:")</text:span></text:p>
            <text:p><text:span text:style-name="T43">print(my_icecreams)</text:span></text:p>
            <text:p><text:span text:style-name="T43">print("\nMy friend's favorite ice-creams are:")</text:span></text:p>
            <text:p><text:span text:style-name="T44">print(friend_icecreams)</text:span></text:p>
            <text:p><text:span text:style-name="T45">Output →</text:span></text:p>
            <text:p><text:span text:style-name="T43">My favorite ice-creams are:</text:span></text:p>
            <text:p><text:span text:style-name="T43">['mango', 'chocochips', 'strawberry', 'vanila']</text:span></text:p>
            <text:p><text:span text:style-name="T44">My friend's favorite ice-creams are:</text:span></text:p>
            <text:p><text:span text:style-name="T44">['mango', 'chocochips', 'strawberry', 'vanila']</text:span></text:p>
          </draw:text-box>
        </draw:frame>
        <draw:line draw:style-name="gr17" draw:text-style-name="P17" draw:layer="layout" svg:x1="12.7cm" svg:y1="9.144cm" svg:x2="20.32cm" svg:y2="9.144cm">
          <text:p/>
        </draw:line>
        <draw:frame draw:style-name="gr21" draw:text-style-name="P6" draw:layer="layout" svg:width="6.604cm" svg:height="2.384cm" svg:x="20.828cm" svg:y="8.128cm">
          <draw:text-box>
            <text:p>Empty Slice is made to store the items or copy the list . </text:p>
          </draw:text-box>
        </draw:frame>
        <draw:custom-shape draw:style-name="gr66" draw:text-style-name="P39" draw:layer="layout" svg:width="8.442cm" svg:height="9.77cm" svg:x="19.558cm" svg:y="10.922cm">
          <text:p text:style-name="P1"><text:span text:style-name="T46">If you </text:span></text:p>
          <text:p text:style-name="P1"><text:span text:style-name="T46">had simply set </text:span></text:p>
          <text:p text:style-name="P1"><text:span text:style-name="T46">friend_icecreams equal to</text:span></text:p>
          <text:p text:style-name="P1"><text:span text:style-name="T46"><text:s/></text:span><text:span text:style-name="T46">my_icecreams, </text:span></text:p>
          <text:p text:style-name="P1"><text:span text:style-name="T46">you will not get</text:span></text:p>
          <text:p text:style-name="P1"><text:span text:style-name="T46"><text:s/></text:span><text:span text:style-name="T46">separate lists and </text:span></text:p>
          <text:p text:style-name="P1"><text:span text:style-name="T46">you will not be able to</text:span></text:p>
          <text:p text:style-name="P1"><text:span text:style-name="T46"><text:s/></text:span><text:span text:style-name="T46">append them </text:span></text:p>
          <text:p text:style-name="P1"><text:span text:style-name="T46">separately or perform simple</text:span></text:p>
          <text:p text:style-name="P1"><text:span text:style-name="T46"><text:s/></text:span><text:span text:style-name="T46">operations on them separately </text:span></text:p>
          <text:p text:style-name="P1"><text:span text:style-name="T46">because the choice of </text:span></text:p>
          <text:p text:style-name="P1"><text:span text:style-name="T46">your friend may </text:span></text:p>
          <text:p text:style-name="P1"><text:span text:style-name="T46">vary for the </text:span></text:p>
          <text:p text:style-name="P1"><text:span text:style-name="T46">rest of the</text:span></text:p>
          <text:p text:style-name="P1"><text:span text:style-name="T46"><text:s/></text:span><text:span text:style-name="T46">flavor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082cm" presentation:class="title" presentation:user-transformed="true">
          <draw:text-box>
            <text:list text:style-name="L5">
              <text:list-header>
                <text:p>II. INTRODUCING TUPLES</text:p>
              </text:list-header>
            </text:list>
          </draw:text-box>
        </draw:frame>
        <draw:frame presentation:style-name="pr23" draw:text-style-name="P40" draw:layer="layout" svg:width="25.524cm" svg:height="12.446cm" svg:x="1.654cm" svg:y="7.874cm" presentation:class="outline" presentation:user-transformed="true">
          <draw:text-box>
            <text:list text:style-name="L3">
              <text:list-item>
                <text:p text:style-name="P4"><text:span text:style-name="T47">Sometimes you’ll want to create a list of items that cannot change. </text:span><text:span text:style-name="T47">Tuples allow you to do just that. Python refers to values that </text:span><text:span text:style-name="T47">cannot change as immutable, and an immutable list is called a </text:span><text:span text:style-name="T47">Tup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27cm" svg:y="-0.458cm" presentation:class="title" presentation:user-transformed="true">
          <draw:text-box>
            <text:list text:style-name="L2">
              <text:list-header>
                <text:p text:style-name="P4">1)<text:span text:style-name="T2">Defining a tuple</text:span> </text:p>
              </text:list-header>
            </text:list>
          </draw:text-box>
        </draw:frame>
        <draw:frame presentation:style-name="pr24" draw:text-style-name="P28" draw:layer="layout" svg:width="25.199cm" svg:height="16.51cm" svg:x="1.471cm" svg:y="3.048cm" presentation:class="outline" presentation:user-transformed="true">
          <draw:text-box>
            <text:list text:style-name="L3">
              <text:list-item>
                <text:p><text:span text:style-name="T8">Once you define a tuple, you can access individual elements by using each item’s index, just as </text:span><text:span text:style-name="T8">you would for a list.</text:span></text:p>
              </text:list-item>
            </text:list>
            <text:list text:style-name="L6">
              <text:list-header>
                <text:p><text:span text:style-name="T40"/></text:p>
              </text:list-header>
            </text:list>
          </draw:text-box>
        </draw:frame>
        <draw:custom-shape draw:style-name="gr67" draw:text-style-name="P1" draw:layer="layout" svg:width="24.384cm" svg:height="2.54cm" svg:x="2.032cm" svg:y="6.096cm">
          <text:p/>
          <draw:enhanced-geometry svg:viewBox="0 0 21600 21600" draw:type="rectangle" draw:enhanced-path="M 0 0 L 21600 0 21600 21600 0 21600 0 0 Z N"/>
        </draw:custom-shape>
        <draw:frame draw:style-name="gr68" draw:text-style-name="P6" draw:layer="layout" svg:width="24.13cm" svg:height="3.723cm" svg:x="2.54cm" svg:y="6.183cm">
          <draw:text-box>
            <text:list text:style-name="L2">
              <text:list-item>
                <text:p><text:span text:style-name="T40">Example - You have to make a rectangle for your game whose width and height should not change throughout the game</text:span></text:p>
              </text:list-item>
            </text:list>
          </draw:text-box>
        </draw:frame>
        <draw:custom-shape draw:style-name="gr69" draw:text-style-name="P41" draw:layer="layout" svg:width="11.684cm" svg:height="10.414cm" svg:x="2.032cm" svg:y="9.144cm">
          <text:p><text:span text:style-name="T47">shapes = (200, 50)</text:span></text:p>
          <text:p><text:span text:style-name="T48">print(shapes[0])</text:span></text:p>
          <text:p><text:span text:style-name="T47">print(shapes[1])</text:span></text:p>
          <text:p><text:span text:style-name="T47"/></text:p>
          <text:p><text:span text:style-name="T49">Output →</text:span></text:p>
          <text:p><text:span text:style-name="T48">200</text:span></text:p>
          <text:p><text:span text:style-name="T47">50</text:span></text:p>
          <draw:enhanced-geometry svg:viewBox="0 0 21600 21600" draw:type="rectangle" draw:enhanced-path="M 0 0 L 21600 0 21600 21600 0 21600 0 0 Z N"/>
        </draw:custom-shape>
        <draw:line draw:style-name="gr17" draw:text-style-name="P17" draw:layer="layout" svg:x1="13.208cm" svg:y1="10.16cm" svg:x2="16.002cm" svg:y2="10.16cm">
          <text:p/>
        </draw:line>
        <draw:frame draw:style-name="gr70" draw:text-style-name="P15" draw:layer="layout" svg:width="10.414cm" svg:height="2.855cm" svg:x="16.139cm" svg:y="9.164cm">
          <draw:text-box>
            <text:p><text:span text:style-name="T3">A tuple is same as list just instead of square bracket we use parenthesis.</text:span></text:p>
          </draw:text-box>
        </draw:frame>
        <draw:frame draw:style-name="gr71" draw:text-style-name="P42" draw:layer="layout" svg:width="11.938cm" svg:height="7.803cm" svg:x="14.986cm" svg:y="12.446cm">
          <draw:text-box>
            <text:list text:style-name="L4">
              <text:list-item>
                <text:p><text:span text:style-name="T8">we can ensure that its size doesn’t change by putting the dimensions into a tuple. </text:span></text:p>
              </text:list-item>
              <text:list-item>
                <text:p><text:span text:style-name="T8">While assigning the values to a tuple it's called packing and when extracting values from a tuple it's called unpack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9.304cm" svg:x="1.4cm" svg:y="1.016cm" presentation:class="outline" presentation:user-transformed="true">
          <draw:text-box>
            <text:list text:style-name="L3">
              <text:list-item>
                <text:p>Tuples are immutable, meaning that you can not del/add/edit any value inside the tuple.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re are error encountered when we try to modify a tuple. If you will try to alter the value in a tuple say shapes[0] <text:s/>= 250, Then python will return a type error. Basically, because we’re trying to alter a tuple, which can’t be done to that type of object, Python tells us we can’t assign a new value to an item in a tuple .</text:p>
              </text:list-item>
            </text:list>
          </draw:text-box>
        </draw:frame>
        <draw:custom-shape draw:style-name="gr72" draw:text-style-name="P1" draw:layer="layout" svg:width="24.313cm" svg:height="7.949cm" svg:x="1.849cm" svg:y="4.497cm">
          <text:p/>
          <draw:enhanced-geometry svg:viewBox="0 0 21600 21600" draw:type="rectangle" draw:enhanced-path="M 0 0 L 21600 0 21600 21600 0 21600 0 0 Z N"/>
        </draw:custom-shape>
        <draw:frame draw:style-name="gr73" draw:text-style-name="P43" draw:layer="layout" svg:width="23.622cm" svg:height="9.62cm" svg:x="2.54cm" svg:y="4.858cm">
          <draw:text-box>
            <text:p text:style-name="P4"><text:span text:style-name="T50">&gt;&gt;&gt; shapes = (200, 50)</text:span></text:p>
            <text:p text:style-name="P4"><text:span text:style-name="T50">&gt;&gt;&gt; del shapes[0]</text:span></text:p>
            <text:p text:style-name="P4"><text:span text:style-name="T50">Traceback (most recent call last):</text:span></text:p>
            <text:p text:style-name="P4"><text:span text:style-name="T50">File "&lt;stdin&gt;", line 1, in &lt;module&gt;</text:span></text:p>
            <text:p text:style-name="P4"><text:span text:style-name="T50">TypeError: 'tuple' object doesn't support item dele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9" draw:text-style-name="P4" draw:layer="layout" svg:width="25.199cm" svg:height="2.719cm" svg:x="1.4cm" svg:y="0.254cm" presentation:class="title" presentation:user-transformed="true">
          <draw:text-box>
            <text:p text:style-name="P4">2) <text:span text:style-name="T2">Writing over a Tuple </text:span></text:p>
          </draw:text-box>
        </draw:frame>
        <draw:frame presentation:style-name="pr1" draw:text-style-name="P11" draw:layer="layout" svg:width="25.199cm" svg:height="17.347cm" svg:x="1.4cm" svg:y="2.973cm" presentation:class="outline" presentation:user-transformed="true">
          <draw:text-box>
            <text:list text:style-name="L3">
              <text:list-item>
                <text:p><text:span text:style-name="T7">Although you can’t modify a tuple, you can assign a new value to a variable that holds a </text:span><text:span text:style-name="T7">tuple. So if we wanted to change our dimensions, we could redefine the entire tuple.</text:span></text:p>
                <text:p><text:span text:style-name="T7"/></text:p>
              </text:list-item>
            </text:list>
          </draw:text-box>
        </draw:frame>
        <draw:custom-shape draw:style-name="gr74" draw:text-style-name="P1" draw:layer="layout" svg:width="10.414cm" svg:height="13.462cm" svg:x="2.032cm" svg:y="6.35cm">
          <text:p/>
          <draw:enhanced-geometry svg:viewBox="0 0 21600 21600" draw:type="rectangle" draw:enhanced-path="M 0 0 L 21600 0 21600 21600 0 21600 0 0 Z N"/>
        </draw:custom-shape>
        <draw:frame draw:style-name="gr75" draw:text-style-name="P16" draw:layer="layout" svg:width="20.574cm" svg:height="15.893cm" svg:x="2.032cm" svg:y="6.35cm">
          <draw:text-box>
            <text:p><text:span text:style-name="T11">shapes = (200, 50)</text:span></text:p>
            <text:p><text:span text:style-name="T11">print("real shape:")</text:span></text:p>
            <text:p><text:span text:style-name="T11">for shape in shapes:</text:span></text:p>
            <text:p><text:span text:style-name="T11">print(shape)</text:span></text:p>
            <text:p><text:span text:style-name="T51">shapes = (400, 100)</text:span></text:p>
            <text:p><text:span text:style-name="T51">print("\nModified shape:")</text:span></text:p>
            <text:p><text:span text:style-name="T51">for shape in shapess:</text:span></text:p>
            <text:p><text:span text:style-name="T51">print(shape)</text:span></text:p>
            <text:p><text:span text:style-name="T11"/></text:p>
            <text:p><text:span text:style-name="T41">Output →</text:span></text:p>
            <text:p><text:span text:style-name="T11">real shape:</text:span></text:p>
            <text:p><text:span text:style-name="T11">200</text:span></text:p>
            <text:p><text:span text:style-name="T11">50</text:span></text:p>
            <text:p><text:span text:style-name="T11"/></text:p>
            <text:p><text:span text:style-name="T51">Modified shape:</text:span></text:p>
            <text:p><text:span text:style-name="T51">400</text:span></text:p>
            <text:p><text:span text:style-name="T51">100</text:span></text:p>
          </draw:text-box>
        </draw:frame>
        <draw:line draw:style-name="gr17" draw:text-style-name="P17" draw:layer="layout" svg:x1="9.144cm" svg:y1="9.906cm" svg:x2="14.478cm" svg:y2="9.906cm">
          <text:p/>
        </draw:line>
        <draw:frame draw:style-name="gr19" draw:text-style-name="P6" draw:layer="layout" svg:width="11.105cm" svg:height="0.962cm" svg:x="14.803cm" svg:y="9.452cm">
          <draw:text-box>
            <text:p>Redefining the entire tuple.</text:p>
          </draw:text-box>
        </draw:frame>
        <draw:line draw:style-name="gr17" draw:text-style-name="P17" draw:layer="layout" svg:x1="6.35cm" svg:y1="12.446cm" svg:x2="15.494cm" svg:y2="12.446cm">
          <text:p/>
        </draw:line>
        <draw:frame draw:style-name="gr19" draw:text-style-name="P6" draw:layer="layout" svg:width="9.652cm" svg:height="0.962cm" svg:x="15.748cm" svg:y="11.992cm">
          <draw:text-box>
            <text:p>Shape is modified permanently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25.199cm" svg:height="1.957cm" svg:x="1.27cm" svg:y="0.508cm" presentation:class="title" presentation:user-transformed="true">
          <draw:text-box>
            <text:list text:style-name="L2">
              <text:list-header>
                <text:p text:style-name="P4">3) <text:span text:style-name="T2">Add, multiply a tuple</text:span> </text:p>
              </text:list-header>
            </text:list>
          </draw:text-box>
        </draw:frame>
        <draw:frame presentation:style-name="pr1" draw:text-style-name="P11" draw:layer="layout" svg:width="25.199cm" svg:height="16.764cm" svg:x="1.4cm" svg:y="3.556cm" presentation:class="outline" presentation:user-transformed="true">
          <draw:text-box>
            <text:list text:style-name="L3">
              <text:list-item>
                <text:p><text:span text:style-name="T7">A tuple is not a number. But it can be added to or multiplied.</text:span></text:p>
              </text:list-item>
            </text:list>
            <text:p><text:span text:style-name="T33">Example:-</text:span></text:p>
            <text:p/>
          </draw:text-box>
        </draw:frame>
        <draw:custom-shape draw:style-name="gr76" draw:text-style-name="P1" draw:layer="layout" svg:width="16.256cm" svg:height="11.43cm" svg:x="0.762cm" svg:y="7.874cm">
          <text:p/>
          <draw:enhanced-geometry svg:viewBox="0 0 21600 21600" draw:type="rectangle" draw:enhanced-path="M 0 0 L 21600 0 21600 21600 0 21600 0 0 Z N"/>
        </draw:custom-shape>
        <draw:frame draw:style-name="gr77" draw:text-style-name="P44" draw:layer="layout" svg:width="18.034cm" svg:height="11.526cm" svg:x="0.762cm" svg:y="7.874cm">
          <draw:text-box>
            <text:p><text:span text:style-name="T7">amount = (10, 20, 30)</text:span></text:p>
            <text:p><text:span text:style-name="T7"># Add two tuples.</text:span></text:p>
            <text:p><text:span text:style-name="T7">total = amount + amount</text:span></text:p>
            <text:p><text:span text:style-name="T7">print(total)</text:span></text:p>
            <text:p><text:span text:style-name="T52"># Multiply tuple.</text:span></text:p>
            <text:p><text:span text:style-name="T52">mul = amount* 3</text:span></text:p>
            <text:p><text:span text:style-name="T52">print(mul)</text:span></text:p>
            <text:p><text:span text:style-name="T52"/></text:p>
            <text:p><text:span text:style-name="T26">Output →</text:span></text:p>
            <text:p><text:span text:style-name="T7">(10, 20, 30, 10, 20, 30)</text:span></text:p>
            <text:p><text:span text:style-name="T52">(10, 20, 30, 10, 20, 30, 10, 20, 30)</text:span></text:p>
          </draw:text-box>
        </draw:frame>
        <draw:line draw:style-name="gr17" draw:text-style-name="P17" draw:layer="layout" svg:x1="10.16cm" svg:y1="8.382cm" svg:x2="18.288cm" svg:y2="8.382cm">
          <text:p/>
        </draw:line>
        <draw:frame draw:style-name="gr78" draw:text-style-name="P16" draw:layer="layout" svg:width="8.128cm" svg:height="3.399cm" svg:x="18.288cm" svg:y="9.047cm">
          <draw:text-box>
            <text:list text:style-name="L2">
              <text:list-header>
                <text:p><text:span text:style-name="T11">By adding two tuples, they are concatenated. One is put after the other.</text:span></text:p>
              </text:list-header>
            </text:list>
          </draw:text-box>
        </draw:frame>
        <draw:line draw:style-name="gr17" draw:text-style-name="P17" draw:layer="layout" svg:x1="11.684cm" svg:y1="10.668cm" svg:x2="18.796cm" svg:y2="10.668cm">
          <text:p/>
        </draw:line>
        <draw:line draw:style-name="gr17" draw:text-style-name="P17" draw:layer="layout" svg:x1="8.382cm" svg:y1="13.716cm" svg:x2="18.796cm" svg:y2="13.716cm">
          <text:p/>
        </draw:line>
        <draw:frame draw:style-name="gr30" draw:text-style-name="P16" draw:layer="layout" svg:width="7.112cm" svg:height="4.973cm" svg:x="18.288cm" svg:y="12.954cm">
          <draw:text-box>
            <text:list text:style-name="L2">
              <text:list-header>
                <text:p><text:span text:style-name="T11">By multiplying a tuple with a number, we add the tuple to itself a certain number of times.</text:span></text:p>
              </text:list-header>
            </text:list>
          </draw:text-box>
        </draw:frame>
        <draw:frame draw:style-name="gr19" draw:text-style-name="P6" draw:layer="layout" svg:width="7.62cm" svg:height="0.962cm" svg:x="18.288cm" svg:y="7.874cm">
          <draw:text-box>
            <text:p>Main tuple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5" draw:text-style-name="P46" draw:layer="layout" svg:width="25.199cm" svg:height="2.465cm" svg:x="1.4cm" svg:y="0.329cm" presentation:class="title" presentation:user-transformed="true">
          <draw:text-box>
            <text:p text:style-name="P4"><text:span text:style-name="T21">Create a tuple which contains only one value</text:span></text:p>
          </draw:text-box>
        </draw:frame>
        <draw:frame presentation:style-name="pr26" draw:text-style-name="P11" draw:layer="layout" svg:width="25.199cm" svg:height="16.256cm" svg:x="1.4cm" svg:y="3.556cm" presentation:class="outline" presentation:user-transformed="true">
          <draw:text-box>
            <text:list text:style-name="L3">
              <text:list-item>
                <text:p><text:span text:style-name="T7">As tuple is a comma separated list of elements, for storing only one element in tuple you </text:span><text:span text:style-name="T7">can use a comma as a trailing end.</text:span></text:p>
              </text:list-item>
            </text:list>
          </draw:text-box>
        </draw:frame>
        <draw:custom-shape draw:style-name="gr79" draw:text-style-name="P1" draw:layer="layout" svg:width="16.764cm" svg:height="11.938cm" svg:x="2.032cm" svg:y="7.366cm">
          <text:p/>
          <draw:enhanced-geometry svg:viewBox="0 0 21600 21600" draw:type="rectangle" draw:enhanced-path="M 0 0 L 21600 0 21600 21600 0 21600 0 0 Z N"/>
        </draw:custom-shape>
        <draw:frame draw:style-name="gr80" draw:text-style-name="P44" draw:layer="layout" svg:width="16.51cm" svg:height="12.551cm" svg:x="2.54cm" svg:y="7.874cm">
          <draw:text-box>
            <text:p><text:span text:style-name="T7">&gt;&gt;&gt; a = (123)</text:span></text:p>
            <text:p><text:span text:style-name="T7">&gt;&gt;&gt; a</text:span></text:p>
            <text:p><text:span text:style-name="T7">123</text:span></text:p>
            <text:p><text:span text:style-name="T7">&gt;&gt;&gt; type(a)</text:span></text:p>
            <text:p><text:span text:style-name="T7">&lt;class 'int'&gt;</text:span></text:p>
            <text:p><text:span text:style-name="T52">&gt;&gt;&gt; a = (123, ) #Look at the trailing comma</text:span></text:p>
            <text:p><text:span text:style-name="T52">&gt;&gt;&gt; a</text:span></text:p>
            <text:p><text:span text:style-name="T52">(123,)</text:span></text:p>
            <text:p><text:span text:style-name="T52">&gt;&gt;&gt; type(a)</text:span></text:p>
            <text:p><text:span text:style-name="T52">&lt;class 'tuple'&gt;</text:span></text:p>
            <text:p><text:span text:style-name="T7"/></text:p>
          </draw:text-box>
        </draw:frame>
        <draw:line draw:style-name="gr17" draw:text-style-name="P17" draw:layer="layout" svg:x1="7.874cm" svg:y1="11.684cm" svg:x2="20.828cm" svg:y2="11.684cm">
          <text:p/>
        </draw:line>
        <draw:frame draw:style-name="gr81" draw:text-style-name="P15" draw:layer="layout" svg:width="6.096cm" svg:height="7.006cm" svg:x="21.082cm" svg:y="9.758cm">
          <draw:text-box>
            <text:p><text:span text:style-name="T3">Using the built-in function type() you can know the data type of any variable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725cm" svg:y="1.778cm" presentation:class="title" presentation:user-transformed="true">
          <draw:text-box>
            <text:p>III. INTRODUCING SETS</text:p>
          </draw:text-box>
        </draw:frame>
        <draw:frame presentation:style-name="pr1" draw:text-style-name="P47" draw:layer="layout" svg:width="25.199cm" svg:height="12.179cm" svg:x="1.979cm" svg:y="7.633cm" presentation:class="outline" presentation:user-transformed="true">
          <draw:text-box>
            <text:list text:style-name="L1">
              <text:list-header>
                <text:p><text:span text:style-name="T53">Sets are another type of data structure with no duplicate items. A set only </text:span><text:span text:style-name="T53">stores unique values. When a list is wrapped around a set python </text:span><text:span text:style-name="T53">identifies all the unique items and displays them as a set of unique items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3" draw:text-style-name="P22" draw:layer="layout" svg:width="25.199cm" svg:height="3.506cm" svg:x="1.4cm" svg:y="0.837cm" presentation:class="title">
          <draw:text-box>
            <text:p><text:span text:style-name="T2">Basic Structure of Sets</text:span></text:p>
          </draw:text-box>
        </draw:frame>
        <draw:custom-shape draw:style-name="gr82" draw:text-style-name="P1" draw:layer="layout" svg:width="19.304cm" svg:height="4.318cm" svg:x="4.826cm" svg:y="6.604cm">
          <text:p/>
          <draw:enhanced-geometry svg:viewBox="0 0 21600 21600" draw:type="rectangle" draw:enhanced-path="M 0 0 L 21600 0 21600 21600 0 21600 0 0 Z N"/>
        </draw:custom-shape>
        <draw:frame draw:style-name="gr83" draw:text-style-name="P44" draw:layer="layout" svg:width="14.986cm" svg:height="3.326cm" svg:x="6.604cm" svg:y="7.088cm">
          <draw:text-box>
            <text:p><text:span text:style-name="T7">&gt;&gt;&gt; a = set('abcthabcjwethddda')</text:span></text:p>
            <text:p><text:span text:style-name="T7">&gt;&gt;&gt; a</text:span></text:p>
            <text:p><text:span text:style-name="T7">{'a', 'c', 'b', 'e', 'd', 'h', 'j', 't', 'w'}</text:span></text:p>
          </draw:text-box>
        </draw:frame>
        <draw:line draw:style-name="gr17" draw:text-style-name="P17" draw:layer="layout" svg:x1="10.414cm" svg:y1="10.34cm" svg:x2="10.414cm" svg:y2="12.954cm">
          <text:p/>
        </draw:line>
        <draw:frame draw:style-name="gr84" draw:text-style-name="P42" draw:layer="layout" svg:width="21.082cm" svg:height="3.083cm" svg:x="2.794cm" svg:y="12.919cm">
          <draw:text-box>
            <text:p><text:span text:style-name="T8">Each element in ‘a’ is not printed because the string is wrapped inside the set data structure which identifies every element only onc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3" draw:text-style-name="P22" draw:layer="layout" svg:width="25.199cm" svg:height="3.506cm" svg:x="1.4cm" svg:y="0.837cm" presentation:class="title" presentation:user-transformed="true">
          <draw:text-box>
            <text:p><text:span text:style-name="T2">Mathematical Operations on sets</text:span></text:p>
          </draw:text-box>
        </draw:frame>
        <draw:custom-shape draw:style-name="gr85" draw:text-style-name="P1" draw:layer="layout" svg:width="25.4cm" svg:height="14.961cm" svg:x="1.778cm" svg:y="4.597cm">
          <text:p/>
          <draw:enhanced-geometry svg:viewBox="0 0 21600 21600" draw:type="rectangle" draw:enhanced-path="M 0 0 L 21600 0 21600 21600 0 21600 0 0 Z N"/>
        </draw:custom-shape>
        <draw:frame draw:style-name="gr86" draw:text-style-name="P44" draw:layer="layout" svg:width="25.146cm" svg:height="13.576cm" svg:x="3.048cm" svg:y="4.826cm">
          <draw:text-box>
            <text:p><text:span text:style-name="T7">&gt;&gt;&gt; a = set('abracadabra')</text:span></text:p>
            <text:p><text:span text:style-name="T7">&gt;&gt;&gt; b = set('alacazam')</text:span></text:p>
            <text:p><text:span text:style-name="T7">&gt;&gt;&gt; a <text:s text:c="33"/># unique letters in a</text:span></text:p>
            <text:p><text:span text:style-name="T7">{'a', 'r', 'b', 'c', 'd'}</text:span></text:p>
            <text:p><text:span text:style-name="T54">&gt;&gt;&gt; a - b <text:s text:c="29"/># letters in a but not in b</text:span></text:p>
            <text:p><text:span text:style-name="T54">{'r', 'd', 'b'}</text:span></text:p>
            <text:p><text:span text:style-name="T55">&gt;&gt;&gt; a | b <text:s text:c="29"/># letters in either a or b</text:span></text:p>
            <text:p><text:span text:style-name="T55">{'a', 'c', 'r', 'd', 'b', 'm', 'z', 'l'}</text:span></text:p>
            <text:p><text:span text:style-name="T56">&gt;&gt;&gt; a &amp; b <text:s text:c="29"/># letters in both a and b</text:span></text:p>
            <text:p><text:span text:style-name="T56">{'a', 'c'}</text:span></text:p>
            <text:p><text:span text:style-name="T57">&gt;&gt;&gt; a ^ b <text:s text:c="29"/># letters in a or b but not both</text:span></text:p>
            <text:p><text:span text:style-name="T57">{'r', 'd', 'b', 'm', 'z', 'l'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725cm" svg:y="1.828cm" presentation:class="title" presentation:user-transformed="true">
          <draw:text-box>
            <text:p>IV. INTRODUCING DICTIONARIES</text:p>
          </draw:text-box>
        </draw:frame>
        <draw:frame presentation:style-name="pr1" draw:text-style-name="P48" draw:layer="layout" svg:width="25.199cm" svg:height="12.179cm" svg:x="1.778cm" svg:y="7.366cm" presentation:class="outline" presentation:user-transformed="true">
          <draw:text-box>
            <text:p text:style-name="P1"><text:span text:style-name="T33">Dictionaries allow us to bind almost limitless amount of real - world data more </text:span><text:span text:style-name="T33">accurately.</text:span><text:span text:style-name="T32"> It allows you to connect pieces of related information. Like You want to store the </text:span><text:span text:style-name="T32">information of all the students in a class, so you can make a dictionary representing one </text:span><text:span text:style-name="T32">student and then store all his/her information as name, age, qualifications et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25" draw:text-style-name="P49" draw:layer="layout" svg:width="25.199cm" svg:height="2.465cm" svg:x="1.4cm" svg:y="0.837cm" presentation:class="title" presentation:user-transformed="true">
          <draw:text-box>
            <text:p><text:span text:style-name="T58">How to Create a Simple Dictionary</text:span></text:p>
          </draw:text-box>
        </draw:frame>
        <draw:frame presentation:style-name="pr1" draw:layer="layout" svg:width="25.199cm" svg:height="16.256cm" svg:x="1.27cm" svg:y="3.81cm" presentation:class="outline" presentation:user-transformed="true">
          <draw:text-box>
            <text:list text:style-name="L3">
              <text:list-item>
                <text:p><text:span text:style-name="T8">As dictionary is a collection of any type of data unlike other data types which have a common </text:span><text:span text:style-name="T8">element for all its items. Dictionary has a key-value pair (collection). Each key has a associated </text:span><text:span text:style-name="T8">value. Key makes it easy to retrieve the data.</text:span></text:p>
              </text:list-item>
            </text:list>
          </draw:text-box>
        </draw:frame>
        <draw:frame draw:style-name="gr87" draw:text-style-name="P35" draw:layer="layout" svg:width="27.688cm" svg:height="5.78cm" svg:x="2.032cm" svg:y="9.714cm">
          <draw:text-box>
            <text:p><text:span text:style-name="T12"/></text:p>
            <text:p/>
          </draw:text-box>
        </draw:frame>
        <draw:custom-shape draw:style-name="gr88" draw:text-style-name="P1" draw:layer="layout" svg:width="26.162cm" svg:height="2.032cm" svg:x="1.27cm" svg:y="8.238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27.432cm" svg:height="2.384cm" svg:x="1.524cm" svg:y="8.636cm">
          <draw:text-box>
            <text:p><text:span text:style-name="T40">Example - Take a student and enter his/her information in dictionary.</text:span></text:p>
          </draw:text-box>
        </draw:frame>
        <draw:custom-shape draw:style-name="gr89" draw:text-style-name="P1" draw:layer="layout" svg:width="26.416cm" svg:height="3.048cm" svg:x="1.016cm" svg:y="14.224cm">
          <text:p/>
          <draw:enhanced-geometry svg:viewBox="0 0 21600 21600" draw:type="rectangle" draw:enhanced-path="M 0 0 L 21600 0 21600 21600 0 21600 0 0 Z N"/>
        </draw:custom-shape>
        <draw:frame draw:style-name="gr8" draw:text-style-name="P44" draw:layer="layout" svg:width="26.416cm" svg:height="3.806cm" svg:x="1.27cm" svg:y="14.482cm">
          <draw:text-box>
            <text:p><text:span text:style-name="T7">student_1 = {'name' : 'Samridhi' , 'nationality' : 'Indian' , 'Stream' : 'Electronics and Telecommunication'}</text:span></text:p>
          </draw:text-box>
        </draw:frame>
        <draw:line draw:style-name="gr17" draw:text-style-name="P17" draw:layer="layout" svg:x1="6.858cm" svg:y1="14.677cm" svg:x2="6.858cm" svg:y2="13.657cm">
          <text:p/>
        </draw:line>
        <draw:frame draw:style-name="gr41" draw:text-style-name="P50" draw:layer="layout" svg:width="16.51cm" svg:height="4.517cm" svg:x="4.826cm" svg:y="10.469cm">
          <draw:text-box>
            <text:p><text:span text:style-name="T59">A dictionary is made by wrapping all the items inside it by curly braces{ } . Each item is separated by a comma inside the curly braces and each item represents a key-value pair</text:span></text:p>
          </draw:text-box>
        </draw:frame>
        <draw:line draw:style-name="gr17" draw:text-style-name="P17" draw:layer="layout" svg:x1="19.304cm" svg:y1="15.494cm" svg:x2="20.828cm" svg:y2="18.288cm">
          <text:p/>
        </draw:line>
        <draw:frame draw:style-name="gr21" draw:text-style-name="P6" draw:layer="layout" svg:width="9.144cm" svg:height="2.384cm" svg:x="18.542cm" svg:y="18.288cm">
          <draw:text-box>
            <text:p>Key:value pair is one item and they both are associated to each other.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25" draw:text-style-name="P51" draw:layer="layout" svg:width="25.199cm" svg:height="2.465cm" svg:x="1.4cm" svg:y="0.681cm" presentation:class="title" presentation:user-transformed="true">
          <draw:text-box>
            <text:list text:style-name="L2">
              <text:list-header>
                <text:p text:style-name="P4"><text:span text:style-name="T2">Accessing a dictionary</text:span></text:p>
              </text:list-header>
            </text:list>
          </draw:text-box>
        </draw:frame>
        <draw:frame presentation:style-name="pr1" draw:text-style-name="P28" draw:layer="layout" svg:width="25.199cm" svg:height="17.19cm" svg:x="1.4cm" svg:y="3.81cm" presentation:class="outline" presentation:user-transformed="true">
          <draw:text-box>
            <text:list text:style-name="L3">
              <text:list-item>
                <text:p><text:span text:style-name="T8">To access the value </text:span><text:span text:style-name="T29">you need a key</text:span><text:span text:style-name="T8">. In other data types we need some index number to access </text:span><text:span text:style-name="T8">but in Dictionary we use keys. To get a value you have to mention the dictionary name and the </text:span><text:span text:style-name="T8">key inside a square bracket or</text:span><text:span text:style-name="T29"> get() method </text:span><text:span text:style-name="T8">can also be used.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</text:list>
            <text:p><text:span text:style-name="T46"/></text:p>
            <text:p><text:span text:style-name="T46"/></text:p>
            <text:p><text:span text:style-name="T60">The difference while using get() method is that it returns None instead of KeyError , if the key is not found.</text:span></text:p>
          </draw:text-box>
        </draw:frame>
        <draw:custom-shape draw:style-name="gr90" draw:text-style-name="P1" draw:layer="layout" svg:width="24.567cm" svg:height="8.636cm" svg:x="2.032cm" svg:y="10.92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22.86cm" svg:height="1.778cm" svg:x="2.032cm" svg:y="8.89cm">
          <text:p/>
          <draw:enhanced-geometry svg:viewBox="0 0 21600 21600" draw:type="rectangle" draw:enhanced-path="M 0 0 L 21600 0 21600 21600 0 21600 0 0 Z N"/>
        </draw:custom-shape>
        <draw:frame draw:style-name="gr41" draw:text-style-name="P6" draw:layer="layout" svg:width="22.606cm" svg:height="4.517cm" svg:x="2.54cm" svg:y="9.199cm">
          <draw:text-box>
            <text:p><text:span text:style-name="T40">Example - Accessing the name and nationality of student_1</text:span></text:p>
            <text:p/>
          </draw:text-box>
        </draw:frame>
        <draw:frame draw:style-name="gr92" draw:text-style-name="P44" draw:layer="layout" svg:width="25.146cm" svg:height="9.162cm" svg:x="2.286cm" svg:y="11.176cm">
          <draw:text-box>
            <text:p><text:span text:style-name="T7">student_1 = {'name' : 'Samridhi' , 'nationality' : 'Indian' ,'Stream' : 'Electronics and Telecommunication'}</text:span></text:p>
            <text:p><text:span text:style-name="T7">print(student_1['name'])</text:span></text:p>
            <text:p><text:span text:style-name="T7">print(student_1.get('nationality')</text:span></text:p>
            <text:p><text:span text:style-name="T7"/></text:p>
            <text:p><text:span text:style-name="T26">Output →</text:span></text:p>
            <text:p><text:span text:style-name="T7">Samridhi</text:span></text:p>
            <text:p><text:span text:style-name="T7">Indian</text:span></text:p>
            <text:p/>
          </draw:text-box>
        </draw:frame>
        <draw:line draw:style-name="gr17" draw:text-style-name="P17" draw:layer="layout" svg:x1="12.7cm" svg:y1="13.716cm" svg:x2="18.542cm" svg:y2="15.24cm">
          <text:p/>
        </draw:line>
        <draw:frame draw:style-name="gr93" draw:text-style-name="P52" draw:layer="layout" svg:width="5.842cm" svg:height="1.673cm" svg:x="19.05cm" svg:y="15.24cm">
          <draw:text-box>
            <text:p>Accessing through the keys.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4">Operations on Dictionaries -<text:line-break/><text:span text:style-name="T61">1) Add items in Dictionary </text:span></text:p>
              </text:list-header>
            </text:list>
          </draw:text-box>
        </draw:frame>
        <draw:frame presentation:style-name="pr1" draw:text-style-name="P1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7">Dictionaries are mutable or dynamic so different changes can be made such as adding an </text:span><text:span text:style-name="T7">item, changing the value or removing an item.</text:span><text:span text:style-name="T33"> To add a key-value pair, you have to give </text:span><text:span text:style-name="T33">the name of the dictionary and a key in the square bracket is equal to a value.</text:span></text:p>
              </text:list-item>
            </text:list>
          </draw:text-box>
        </draw:frame>
        <draw:custom-shape draw:style-name="gr94" draw:text-style-name="P1" draw:layer="layout" svg:width="25.4cm" svg:height="1.524cm" svg:x="0.762cm" svg:y="10.414cm">
          <text:p/>
          <draw:enhanced-geometry svg:viewBox="0 0 21600 21600" draw:type="rectangle" draw:enhanced-path="M 0 0 L 21600 0 21600 21600 0 21600 0 0 Z N"/>
        </draw:custom-shape>
        <draw:frame draw:style-name="gr41" draw:text-style-name="P53" draw:layer="layout" svg:width="24.567cm" svg:height="4.517cm" svg:x="1.087cm" svg:y="10.668cm">
          <draw:text-box>
            <text:p><text:span text:style-name="T42">Example - Adding the age as a parameter in the student_1 dictionary.</text:span></text:p>
          </draw:text-box>
        </draw:frame>
        <draw:custom-shape draw:style-name="gr95" draw:text-style-name="P1" draw:layer="layout" svg:width="25.654cm" svg:height="7.366cm" svg:x="0.945cm" svg:y="12.446cm">
          <text:p/>
          <draw:enhanced-geometry svg:viewBox="0 0 21600 21600" draw:type="rectangle" draw:enhanced-path="M 0 0 L 21600 0 21600 21600 0 21600 0 0 Z N"/>
        </draw:custom-shape>
        <draw:frame draw:style-name="gr96" draw:text-style-name="P15" draw:layer="layout" svg:width="25.075cm" svg:height="6.327cm" svg:x="1.087cm" svg:y="12.954cm">
          <draw:text-box>
            <text:p><text:span text:style-name="T3">student_1['age'] = 19</text:span></text:p>
            <text:p><text:span text:style-name="T3">print (student_1)</text:span></text:p>
            <text:p><text:span text:style-name="T3"/></text:p>
            <text:p><text:span text:style-name="T39">Output →</text:span></text:p>
            <text:p><text:span text:style-name="T39"/></text:p>
            <text:p><text:span text:style-name="T3">{'name' : 'Samridhi' , 'nationality' : 'Indian' , 'Stream' : 'Electronics and Telecommunication' , 'age' : '19'} </text:span></text:p>
          </draw:text-box>
        </draw:frame>
        <draw:line draw:style-name="gr17" draw:text-style-name="P17" draw:layer="layout" svg:x1="8.89cm" svg:y1="13.462cm" svg:x2="16.002cm" svg:y2="13.462cm">
          <text:p/>
        </draw:line>
        <draw:frame draw:style-name="gr97" draw:text-style-name="P52" draw:layer="layout" svg:width="10.343cm" svg:height="4.517cm" svg:x="15.819cm" svg:y="12.576cm">
          <draw:text-box>
            <text:p>Key is mentioned in the square bracket and value assigning it. You can also use a empty dictionary and then use this method to add items. If the key already occurs the value is updated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 text:style-name="P4"><text:span text:style-name="T47">2) </text:span><text:span text:style-name="T34">Updating a key value in a dictionary</text:span><text:span text:style-name="T47"> </text:span></text:p>
              </text:list-header>
            </text:list>
          </draw:text-box>
        </draw:frame>
        <draw:frame presentation:style-name="pr1" draw:layer="layout" svg:width="25.199cm" svg:height="15.469cm" svg:x="1.4cm" svg:y="4.343cm" presentation:class="outline" presentation:user-transformed="true">
          <draw:text-box>
            <text:list text:style-name="L3">
              <text:list-item>
                <text:p>Providing the predefined key updates the value of the key.</text:p>
                <text:p/>
              </text:list-item>
            </text:list>
          </draw:text-box>
        </draw:frame>
        <draw:custom-shape draw:style-name="gr98" draw:text-style-name="P1" draw:layer="layout" svg:width="23.368cm" svg:height="10.668cm" svg:x="2.286cm" svg:y="7.423cm">
          <text:p/>
          <draw:enhanced-geometry svg:viewBox="0 0 21600 21600" draw:type="rectangle" draw:enhanced-path="M 0 0 L 21600 0 21600 21600 0 21600 0 0 Z N"/>
        </draw:custom-shape>
        <draw:frame draw:style-name="gr99" draw:text-style-name="P44" draw:layer="layout" svg:width="20.828cm" svg:height="10.501cm" svg:x="2.286cm" svg:y="7.423cm">
          <draw:text-box>
            <text:p><text:span text:style-name="T7">student_1 = {'age': '19'}</text:span></text:p>
            <text:p><text:span text:style-name="T7">print("The age is" + student_1['age'] + ".")</text:span></text:p>
            <text:p><text:span text:style-name="T62">student_1['age'] = '20'</text:span></text:p>
            <text:p><text:span text:style-name="T62">print("The age is now " + student_1['age'] + ".")</text:span></text:p>
            <text:p><text:span text:style-name="T26"/></text:p>
            <text:p><text:span text:style-name="T26">Output →</text:span></text:p>
            <text:p><text:span text:style-name="T7">The age is 19.</text:span></text:p>
            <text:p><text:span text:style-name="T62">The age is now 20.</text:span></text:p>
          </draw:text-box>
        </draw:frame>
        <draw:line draw:style-name="gr17" draw:text-style-name="P17" draw:layer="layout" svg:x1="1.016cm" svg:y1="10.16cm" svg:x2="1.016cm" svg:y2="19.05cm">
          <text:p/>
        </draw:line>
        <draw:line draw:style-name="gr22" draw:text-style-name="P17" draw:layer="layout" svg:x1="2.286cm" svg:y1="10.16cm" svg:x2="1.016cm" svg:y2="10.16cm">
          <text:p/>
        </draw:line>
        <draw:frame draw:style-name="gr19" draw:text-style-name="P6" draw:layer="layout" svg:width="9.652cm" svg:height="0.962cm" svg:x="0.254cm" svg:y="19.304cm">
          <draw:text-box>
            <text:p>Updated the value of “age” key 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05cm" presentation:class="title" presentation:user-transformed="true">
          <draw:text-box>
            <text:p text:style-name="P4"><text:span text:style-name="T47">3) </text:span><text:span text:style-name="T34">Removing an item from the dictionary</text:span></text:p>
          </draw:text-box>
        </draw:frame>
        <draw:frame presentation:style-name="pr1" draw:text-style-name="P11" draw:layer="layout" svg:width="25.199cm" svg:height="12.179cm" svg:x="1.016cm" svg:y="3.556cm" presentation:class="outline" presentation:user-transformed="true">
          <draw:text-box>
            <text:list text:style-name="L3">
              <text:list-item>
                <text:p text:style-name="P4"><text:span text:style-name="T7">When you think a certain item of information is not required you can simply delete the </text:span><text:span text:style-name="T7">key:value pair by using the </text:span><text:span text:style-name="T33">del statement</text:span><text:span text:style-name="T7">. To delete a key you have to give the dictionary </text:span><text:span text:style-name="T7">name and the key in the square bracket.</text:span></text:p>
                <text:p text:style-name="P4"><text:span text:style-name="T7"/></text:p>
              </text:list-item>
            </text:list>
          </draw:text-box>
        </draw:frame>
        <draw:custom-shape draw:style-name="gr100" draw:text-style-name="P1" draw:layer="layout" svg:width="23.368cm" svg:height="1.524cm" svg:x="2.286cm" svg:y="8.128cm">
          <text:p/>
          <draw:enhanced-geometry svg:viewBox="0 0 21600 21600" draw:type="rectangle" draw:enhanced-path="M 0 0 L 21600 0 21600 21600 0 21600 0 0 Z N"/>
        </draw:custom-shape>
        <draw:frame draw:style-name="gr101" draw:text-style-name="P54" draw:layer="layout" svg:width="22.352cm" svg:height="1.278cm" svg:x="3.048cm" svg:y="8.374cm">
          <draw:text-box>
            <text:p text:style-name="P4"><text:span text:style-name="T42">Example - Deleting the Nationality information of student_1</text:span></text:p>
          </draw:text-box>
        </draw:frame>
        <draw:custom-shape draw:style-name="gr102" draw:text-style-name="P1" draw:layer="layout" svg:width="18.288cm" svg:height="7.62cm" svg:x="0.762cm" svg:y="10.414cm">
          <text:p/>
          <draw:enhanced-geometry svg:viewBox="0 0 21600 21600" draw:type="rectangle" draw:enhanced-path="M 0 0 L 21600 0 21600 21600 0 21600 0 0 Z N"/>
        </draw:custom-shape>
        <draw:frame draw:style-name="gr103" draw:text-style-name="P55" draw:layer="layout" svg:width="23.368cm" svg:height="7.613cm" svg:x="1.016cm" svg:y="10.675cm">
          <draw:text-box>
            <text:p text:style-name="P4"><text:span text:style-name="T8">del student_1['nationality']</text:span></text:p>
            <text:p text:style-name="P4"><text:span text:style-name="T8">print(student_1)</text:span></text:p>
            <text:p text:style-name="P4"><text:span text:style-name="T8"/></text:p>
            <text:p text:style-name="P4"><text:span text:style-name="T31">Output →</text:span></text:p>
            <text:p text:style-name="P4"><text:span text:style-name="T8">{'name' : 'Samridhi' , 'Stream' : 'Electronics and Telecommunication' , 'age' : '19'}</text:span></text:p>
          </draw:text-box>
        </draw:frame>
        <draw:line draw:style-name="gr17" draw:text-style-name="P17" draw:layer="layout" svg:x1="11.684cm" svg:y1="11.176cm" svg:x2="20.066cm" svg:y2="11.176cm">
          <text:p/>
        </draw:line>
        <draw:frame draw:style-name="gr104" draw:text-style-name="P56" draw:layer="layout" svg:width="7.68cm" svg:height="3.81cm" svg:x="20.32cm" svg:y="10.16cm">
          <draw:text-box>
            <text:p text:style-name="P4"><text:span text:style-name="T12">T</text:span><text:span text:style-name="T53">he item once deleted by using the del statement can not be retrieved, It is deleted permanently</text:span></text:p>
          </draw:text-box>
        </draw:frame>
        <draw:custom-shape draw:style-name="gr105" draw:text-style-name="P1" draw:layer="layout" svg:width="8.442cm" svg:height="7.792cm" svg:x="19.55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6" draw:text-style-name="P56" draw:layer="layout" svg:width="16.764cm" svg:height="8.973cm" svg:x="15.494cm" svg:y="13.462cm">
          <draw:text-box>
            <text:p text:style-name="P1"><text:span text:style-name="T63">To store the items</text:span></text:p>
            <text:p text:style-name="P1"><text:span text:style-name="T63"><text:s/></text:span><text:span text:style-name="T63">but remove from the</text:span></text:p>
            <text:p text:style-name="P1"><text:span text:style-name="T63"><text:s/></text:span><text:span text:style-name="T63">dictionary </text:span><text:span text:style-name="T64">pop() method</text:span><text:span text:style-name="T63"> can</text:span></text:p>
            <text:p text:style-name="P1"><text:span text:style-name="T63"><text:s/></text:span><text:span text:style-name="T63">be used by giving a key value.</text:span></text:p>
            <text:p text:style-name="P1"><text:span text:style-name="T63"><text:s/></text:span><text:span text:style-name="T64">popitem() method can be </text:span></text:p>
            <text:p text:style-name="P1"><text:span text:style-name="T64">used to remove the </text:span></text:p>
            <text:p text:style-name="P1"><text:span text:style-name="T64">first key that is </text:span></text:p>
            <text:p text:style-name="P1"><text:span text:style-name="T64">stored and clear() method to</text:span></text:p>
            <text:p text:style-name="P1"><text:span text:style-name="T64"><text:s/></text:span><text:span text:style-name="T64">remove the whole</text:span></text:p>
            <text:p text:style-name="P1"><text:span text:style-name="T64"><text:s/></text:span><text:span text:style-name="T64">dictionary. </text:span><text:span text:style-name="T65">del statement can</text:span></text:p>
            <text:p text:style-name="P1"><text:span text:style-name="T65"><text:s/></text:span><text:span text:style-name="T65">also be used to</text:span></text:p>
            <text:p text:style-name="P1"><text:span text:style-name="T65"><text:s/></text:span><text:span text:style-name="T65">permanently delete a </text:span></text:p>
            <text:p text:style-name="P1"><text:span text:style-name="T65">dictionary.</text:span></text:p>
            <text:p text:style-name="P4"/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25" draw:text-style-name="P27" draw:layer="layout" svg:width="25.199cm" svg:height="2.465cm" svg:x="1.4cm" svg:y="0.837cm" presentation:class="title" presentation:user-transformed="true">
          <draw:text-box>
            <text:list text:style-name="L2">
              <text:list-header>
                <text:p text:style-name="P4"><text:span text:style-name="T34">Looping in Dictionary through keys</text:span></text:p>
              </text:list-header>
            </text:list>
          </draw:text-box>
        </draw:frame>
        <draw:frame presentation:style-name="pr1" draw:text-style-name="P48" draw:layer="layout" svg:width="25.199cm" svg:height="16.256cm" svg:x="1.4cm" svg:y="3.556cm" presentation:class="outline" presentation:user-transformed="true">
          <draw:text-box>
            <text:p><text:span text:style-name="T32">The method keys() of using the keys of any item is used when you don’t have to work with all </text:span><text:span text:style-name="T32">the values in the dictionary.</text:span></text:p>
          </draw:text-box>
        </draw:frame>
        <draw:custom-shape draw:style-name="gr107" draw:text-style-name="P1" draw:layer="layout" svg:width="25.654cm" svg:height="2.54cm" svg:x="1.524cm" svg:y="7.112cm">
          <text:p/>
          <draw:enhanced-geometry svg:viewBox="0 0 21600 21600" draw:type="rectangle" draw:enhanced-path="M 0 0 L 21600 0 21600 21600 0 21600 0 0 Z N"/>
        </draw:custom-shape>
        <draw:frame draw:style-name="gr108" draw:text-style-name="P6" draw:layer="layout" svg:width="25.4cm" svg:height="5.939cm" svg:x="1.778cm" svg:y="7.269cm">
          <draw:text-box>
            <text:p><text:span text:style-name="T12">Example: In a college fest there are 3 sports category but we want only those students who participate in any sport.</text:span></text:p>
          </draw:text-box>
        </draw:frame>
        <draw:custom-shape draw:style-name="gr109" draw:text-style-name="P1" draw:layer="layout" svg:width="25.4cm" svg:height="9.652cm" svg:x="1.778cm" svg:y="10.16cm">
          <text:p/>
          <draw:enhanced-geometry svg:viewBox="0 0 21600 21600" draw:type="rectangle" draw:enhanced-path="M 0 0 L 21600 0 21600 21600 0 21600 0 0 Z N"/>
        </draw:custom-shape>
        <draw:frame draw:style-name="gr110" draw:text-style-name="P16" draw:layer="layout" svg:width="25.968cm" svg:height="9.906cm" svg:x="2.032cm" svg:y="10.16cm">
          <draw:text-box>
            <text:p><text:span text:style-name="T11">College_fest = {'sam': 'basketball', 'vikky': 'cricket', 'rachi': 'football', 'yashu': 'basketball',}</text:span></text:p>
            <text:p><text:span text:style-name="T66">for name in College_fest.keys():</text:span></text:p>
            <text:p><text:span text:style-name="T11"><text:s text:c="4"/></text:span><text:span text:style-name="T11">print(name.title())</text:span></text:p>
            <text:p><text:span text:style-name="T11"/></text:p>
            <text:p><text:span text:style-name="T31">Output →</text:span></text:p>
            <text:p><text:span text:style-name="T8">Sam</text:span></text:p>
            <text:p><text:span text:style-name="T8">Vikky</text:span></text:p>
            <text:p><text:span text:style-name="T8">Rachi</text:span></text:p>
            <text:p><text:span text:style-name="T8">Yash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8.542cm" svg:x="1.4cm" svg:y="1.27cm" presentation:class="outline" presentation:user-transformed="true">
          <draw:text-box>
            <text:p><text:span text:style-name="T32">We can use the key() method to work with items explicitly and this can also be used in many </text:span><text:span text:style-name="T32">ways like i want to check if a certain person is coming to an event or not</text:span><text:span text:style-name="T53">.</text:span></text:p>
          </draw:text-box>
        </draw:frame>
        <draw:custom-shape draw:style-name="gr111" draw:text-style-name="P1" draw:layer="layout" svg:width="24.821cm" svg:height="2.794cm" svg:x="1.778cm" svg:y="5.334cm">
          <text:p/>
          <draw:enhanced-geometry svg:viewBox="0 0 21600 21600" draw:type="rectangle" draw:enhanced-path="M 0 0 L 21600 0 21600 21600 0 21600 0 0 Z N"/>
        </draw:custom-shape>
        <draw:frame draw:style-name="gr56" draw:text-style-name="P57" draw:layer="layout" svg:width="24.059cm" svg:height="5.228cm" svg:x="2.54cm" svg:y="5.588cm">
          <draw:text-box>
            <text:p><text:span text:style-name="T67">Example – Check the list of students if Rashmi is present if not call her to play any game.</text:span></text:p>
          </draw:text-box>
        </draw:frame>
        <draw:custom-shape draw:style-name="gr112" draw:text-style-name="P1" draw:layer="layout" svg:width="24.821cm" svg:height="9.398cm" svg:x="1.778cm" svg:y="8.636cm">
          <text:p/>
          <draw:enhanced-geometry svg:viewBox="0 0 21600 21600" draw:type="rectangle" draw:enhanced-path="M 0 0 L 21600 0 21600 21600 0 21600 0 0 Z N"/>
        </draw:custom-shape>
        <draw:frame draw:style-name="gr113" draw:text-style-name="P44" draw:layer="layout" svg:width="23.368cm" svg:height="11.627cm" svg:x="2.286cm" svg:y="8.947cm">
          <draw:text-box>
            <text:p><text:span text:style-name="T7">College_fest = {'sam': 'basketball', 'vikky': 'cricket', 'rachi': 'football', 'yashu': 'basketball',}</text:span></text:p>
            <text:p><text:span text:style-name="T62">if 'rashmi' not in College_fest.keys() :</text:span></text:p>
            <text:p><text:span text:style-name="T7"><text:s text:c="4"/></text:span><text:span text:style-name="T7">print("Rashmi come to register your name for college fest!")</text:span></text:p>
            <text:p><text:span text:style-name="T7"/></text:p>
            <text:p><text:span text:style-name="T68">Output →</text:span></text:p>
            <text:p><text:span text:style-name="T7">Rashmi come to register your name for college fes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27" draw:text-style-name="P58" draw:layer="layout" svg:width="25.199cm" svg:height="2.565cm" svg:x="1.4cm" svg:y="0.991cm" presentation:class="title" presentation:user-transformed="true">
          <draw:text-box>
            <text:p text:style-name="P4"><text:span text:style-name="T47">Looping in Dictionary through Values – </text:span></text:p>
          </draw:text-box>
        </draw:frame>
        <draw:frame presentation:style-name="pr1" draw:text-style-name="P48" draw:layer="layout" svg:width="25.199cm" svg:height="16.256cm" svg:x="1.4cm" svg:y="3.81cm" presentation:class="outline" presentation:user-transformed="true">
          <draw:text-box>
            <text:p><text:span text:style-name="T32">The values() method is used to get the values stored in the dictionary.</text:span></text:p>
          </draw:text-box>
        </draw:frame>
        <draw:custom-shape draw:style-name="gr114" draw:text-style-name="P1" draw:layer="layout" svg:width="26.286cm" svg:height="2.54cm" svg:x="0.762cm" svg:y="6.096cm">
          <text:p/>
          <draw:enhanced-geometry svg:viewBox="0 0 21600 21600" draw:type="rectangle" draw:enhanced-path="M 0 0 L 21600 0 21600 21600 0 21600 0 0 Z N"/>
        </draw:custom-shape>
        <draw:frame draw:style-name="gr108" draw:text-style-name="P44" draw:layer="layout" svg:width="26.222cm" svg:height="5.939cm" svg:x="0.956cm" svg:y="6.35cm">
          <draw:text-box>
            <text:p><text:span text:style-name="T7">Example – <text:s/>Get the name of all the games in the College_fest.</text:span></text:p>
          </draw:text-box>
        </draw:frame>
        <draw:custom-shape draw:style-name="gr115" draw:text-style-name="P1" draw:layer="layout" svg:width="25.968cm" svg:height="11.684cm" svg:x="0.956cm" svg:y="9.144cm">
          <text:p/>
          <draw:enhanced-geometry svg:viewBox="0 0 21600 21600" draw:type="rectangle" draw:enhanced-path="M 0 0 L 21600 0 21600 21600 0 21600 0 0 Z N"/>
        </draw:custom-shape>
        <draw:frame draw:style-name="gr116" draw:text-style-name="P6" draw:layer="layout" svg:width="25.329cm" svg:height="13.503cm" svg:x="0.956cm" svg:y="9.398cm">
          <draw:text-box>
            <text:p><text:span text:style-name="T8">College_fest = {'sam': 'basketball', 'vikky': 'cricket', 'rachi': 'football', 'yashu': 'basketball',}</text:span></text:p>
            <text:p><text:span text:style-name="T8">print("These are the games in the college fest -")</text:span></text:p>
            <text:p><text:span text:style-name="T69">for game in College_fest.values():</text:span></text:p>
            <text:p><text:span text:style-name="T8"><text:s text:c="4"/></text:span><text:span text:style-name="T8">print(game.title())</text:span></text:p>
            <text:p><text:span text:style-name="T29"/></text:p>
            <text:p><text:span text:style-name="T31">Output →</text:span></text:p>
            <text:p><text:span text:style-name="T8">These are the games in the college fest -</text:span></text:p>
            <text:p><text:span text:style-name="T8">Basketball</text:span></text:p>
            <text:p><text:span text:style-name="T8">Cricket</text:span></text:p>
            <text:p><text:span text:style-name="T8">Football</text:span></text:p>
            <text:p><text:span text:style-name="T8">Basketball</text:span></text:p>
          </draw:text-box>
        </draw:frame>
        <draw:line draw:style-name="gr17" draw:text-style-name="P17" draw:layer="layout" svg:x1="10.922cm" svg:y1="18.542cm" svg:x2="18.796cm" svg:y2="18.542cm">
          <text:p/>
        </draw:line>
        <draw:frame draw:style-name="gr117" draw:text-style-name="P52" draw:layer="layout" svg:width="6.096cm" svg:height="5.228cm" svg:x="19.558cm" svg:y="14.986cm">
          <draw:text-box>
            <text:p>Basketball occurring two times which we do not want so to get a unique list we can use sets wrapped around the list. 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custom-shape draw:style-name="gr118" draw:text-style-name="P1" draw:layer="layout" svg:width="25.4cm" svg:height="14.732cm" svg:x="1.778cm" svg:y="3.302cm">
          <text:p/>
          <draw:enhanced-geometry svg:viewBox="0 0 21600 21600" draw:type="rectangle" draw:enhanced-path="M 0 0 L 21600 0 21600 21600 0 21600 0 0 Z N"/>
        </draw:custom-shape>
        <draw:frame draw:style-name="gr119" draw:text-style-name="P44" draw:layer="layout" svg:width="24.892cm" svg:height="14.478cm" svg:x="2.032cm" svg:y="3.556cm">
          <draw:text-box>
            <text:p><text:span text:style-name="T8">College_fest = {'sam': 'basketball', 'vikky': 'cricket', 'rachi': 'football', 'yashu': 'basketball',}</text:span></text:p>
            <text:p><text:span text:style-name="T7">print("These are the games in the college fest -")</text:span></text:p>
            <text:p><text:span text:style-name="T70">for game in set(College_fest.values()):</text:span></text:p>
            <text:p><text:span text:style-name="T7"><text:s text:c="4"/></text:span><text:span text:style-name="T7">print(game.title())</text:span></text:p>
            <text:p><text:span text:style-name="T7"/></text:p>
            <text:p><text:span text:style-name="T26">Output →</text:span></text:p>
            <text:p><text:span text:style-name="T33"/></text:p>
            <text:p><text:span text:style-name="T7">These are the games in the college fest -</text:span></text:p>
            <text:p><text:span text:style-name="T7">Basketball</text:span></text:p>
            <text:p><text:span text:style-name="T7">Cricket</text:span></text:p>
            <text:p><text:span text:style-name="T7">Footb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8.796cm" svg:x="1.4cm" svg:y="1.27cm" presentation:class="outline" presentation:user-transformed="true">
          <draw:text-box>
            <text:p><text:span text:style-name="T71">Exercise 1</text:span></text:p>
            <text:p><text:span text:style-name="T3">Write a Python program to swap values of two variables.</text:span></text:p>
            <text:p><text:span text:style-name="T71">Exercise 2</text:span></text:p>
            <text:p><text:span text:style-name="T3">Write a program that asks for two numbers. If the sum of the numbers is greater than 100, print (That is a big </text:span><text:span text:style-name="T3">number), for 1-20 print (low number) and else print (This is your lucky number) .</text:span></text:p>
            <text:p><text:span text:style-name="T71">Exercise 3</text:span></text:p>
            <text:p><text:span text:style-name="T3">Take the starting and the end number from user and then print the list of number including start and end.</text:span></text:p>
            <text:p><text:span text:style-name="T71">Exercise 4</text:span></text:p>
            <text:p><text:span text:style-name="T72">Write a program which will find all such numbers which are divisible by 7 but are not a multiple of 5,</text:span><text:span text:style-name="T3">between </text:span><text:span text:style-name="T3">2000 and 3200 (both included).The numbers obtained should be printed in a comma-separated sequence on a </text:span><text:span text:style-name="T3">single line.</text:span></text:p>
            <text:p><text:span text:style-name="T71"/></text:p>
            <text:p><text:span text:style-name="T7"/></text:p>
            <text:p><text:span text:style-name="T7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28" draw:text-style-name="P8" draw:layer="layout" svg:width="25.199cm" svg:height="19.474cm" svg:x="0.709cm" svg:y="1.016cm" presentation:class="title" presentation:user-transformed="true">
          <draw:text-box>
            <text:p text:style-name="P4"><text:span text:style-name="T73">Exercise 5</text:span><text:span text:style-name="T74"><text:line-break/></text:span><text:span text:style-name="T74">With a given integral number n, write a program to generate a dictionary that contains (i, i*i) such that is an integral number between 1 and n (both included). and then the program should print the dictionary.</text:span><text:span text:style-name="T74"><text:line-break/></text:span><text:span text:style-name="T74">Suppose the following input is supplied to the program:</text:span><text:span text:style-name="T74"><text:line-break/></text:span><text:span text:style-name="T74">8</text:span><text:span text:style-name="T74"><text:line-break/></text:span><text:span text:style-name="T74">Then, the output should be:</text:span><text:span text:style-name="T74"><text:line-break/></text:span><text:span text:style-name="T74">{1: 1, 2: 4, 3: 9, 4: 16, 5: 25, 6: 36, 7: 49, 8: 64}</text:span><text:span text:style-name="T74"><text:line-break/></text:span><text:span text:style-name="T73"><text:line-break/></text:span><text:span text:style-name="T73">Exercise 6</text:span><text:span text:style-name="T7"><text:line-break/></text:span><text:span text:style-name="T7"><text:line-break/></text:span><text:span text:style-name="T7">Write a program that accepts a comma separated sequence of words as input and prints the words in a comma-separated sequence after sorting them alphabetically.</text:span><text:span text:style-name="T7"><text:line-break/></text:span><text:span text:style-name="T7">Suppose the following input is supplied to the program:</text:span><text:span text:style-name="T7"><text:line-break/></text:span><text:span text:style-name="T7">without,hello,bag,world</text:span><text:span text:style-name="T7"><text:line-break/></text:span><text:span text:style-name="T7">Then, the output should be:</text:span><text:span text:style-name="T7"><text:line-break/></text:span><text:span text:style-name="T7">bag,hello,without,world</text:span>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2.179cm" svg:x="1.4cm" svg:y="4.914cm" presentation:class="outline" presentation:user-transformed="true">
          <draw:text-box>
            <text:p>print ('Enter the start number')</text:p>
            <text:p>start = int(input())</text:p>
            <text:p>print ('Enter the end number')</text:p>
            <text:p>end = int(input())</text:p>
            <text:p/>
            <text:p>while True:</text:p>
            <text:p><text:s text:c="4"/>if start &gt; end:</text:p>
            <text:p><text:s text:c="8"/>break</text:p>
            <text:p><text:s text:c="4"/>print(start)</text:p>
            <text:p><text:s text:c="4"/>start = start + 1</text:p>
            <text:p><text:s text:c="4"/></text:p>
          </draw:text-box>
        </draw:frame>
        <draw:frame draw:style-name="gr120" draw:text-style-name="P44" draw:layer="layout" svg:width="11.684cm" svg:height="1.276cm" svg:x="1.778cm" svg:y="2.28cm">
          <draw:text-box>
            <text:p><text:span text:style-name="T7">Solution 3 </text:span></text:p>
          </draw:text-box>
        </draw:frame>
        <draw:line draw:style-name="gr22" draw:text-style-name="P59" draw:layer="layout" svg:x1="13.208cm" svg:y1="1.778cm" svg:x2="13.208cm" svg:y2="17.093cm">
          <text:p/>
        </draw:line>
        <draw:frame draw:style-name="gr120" draw:text-style-name="P6" draw:layer="layout" svg:width="7.62cm" svg:height="1.276cm" svg:x="16.002cm" svg:y="2.286cm">
          <draw:text-box>
            <text:p text:style-name="P1"><text:span text:style-name="T7">Solution 4 </text:span></text:p>
          </draw:text-box>
        </draw:frame>
        <draw:frame draw:style-name="gr121" draw:text-style-name="P15" draw:layer="layout" svg:width="11.176cm" svg:height="10.668cm" svg:x="14.478cm" svg:y="5.334cm">
          <draw:text-box>
            <text:p><text:span text:style-name="T3">Hints: </text:span></text:p>
            <text:p><text:span text:style-name="T3">Consider use range(#begin, #end) method</text:span></text:p>
            <text:p><text:span text:style-name="T3"/></text:p>
            <text:p><text:span text:style-name="T3">Solution:</text:span></text:p>
            <text:p><text:span text:style-name="T3">L=[ ]</text:span></text:p>
            <text:p><text:span text:style-name="T3">for i in range(2000, 3201):</text:span></text:p>
            <text:p><text:span text:style-name="T3"><text:s text:c="4"/></text:span><text:span text:style-name="T3">if (i%7==0) and (i%5!=0):</text:span></text:p>
            <text:p><text:span text:style-name="T3"><text:s text:c="8"/></text:span><text:span text:style-name="T3">L .append(str(i))</text:span></text:p>
            <text:p><text:span text:style-name="T3"/></text:p>
            <text:p><text:span text:style-name="T3">print (','.join(L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122" draw:text-style-name="P60" draw:layer="layout" svg:width="15.24cm" svg:height="10.922cm" svg:x="12.446cm" svg:y="5.842cm">
          <draw:text-box>
            <text:p><text:span text:style-name="T4">Solution 6:</text:span></text:p>
            <text:p><text:span text:style-name="T4"/></text:p>
            <text:p><text:span text:style-name="T4"/></text:p>
            <text:p><text:span text:style-name="T4">items=[x for x in input().split(',')]</text:span></text:p>
            <text:p><text:span text:style-name="T4">items.sort()</text:span></text:p>
            <text:p><text:span text:style-name="T4">print (items , end=’’,”)</text:span></text:p>
          </draw:text-box>
        </draw:frame>
        <draw:line draw:style-name="gr22" draw:text-style-name="P17" draw:layer="layout" svg:x1="11.43cm" svg:y1="3.556cm" svg:x2="11.43cm" svg:y2="16.51cm">
          <text:p/>
        </draw:line>
        <draw:frame draw:style-name="gr99" draw:text-style-name="P44" draw:layer="layout" svg:width="7.874cm" svg:height="10.501cm" svg:x="1.778cm" svg:y="5.334cm">
          <draw:text-box>
            <text:p><text:span text:style-name="T7">Solution 5:</text:span></text:p>
            <text:p><text:span text:style-name="T7"/></text:p>
            <text:p><text:span text:style-name="T7"/></text:p>
            <text:p><text:span text:style-name="T7">n=int(input())</text:span></text:p>
            <text:p><text:span text:style-name="T7">d=dict()</text:span></text:p>
            <text:p><text:span text:style-name="T7">for i in range(1,n+1):</text:span></text:p>
            <text:p><text:span text:style-name="T7"><text:s text:c="4"/></text:span><text:span text:style-name="T7">d[i]=i*i</text:span></text:p>
            <text:p><text:span text:style-name="T7"/></text:p>
            <text:p><text:span text:style-name="T7">print (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9.304cm" svg:x="1.4cm" svg:y="1.016cm" presentation:class="outline" presentation:user-transformed="true">
          <draw:text-box>
            <text:p><text:span text:style-name="T71">Exercise 7</text:span></text:p>
            <text:p><text:span text:style-name="T72">Find out number of characters in a word without using len method.</text:span></text:p>
            <text:p><text:span text:style-name="T72">Suggestion: Pass the string/word as argument to the function.</text:span></text:p>
            <text:p><text:span text:style-name="T71">Exercise 8</text:span></text:p>
            <text:p><text:span text:style-name="T72">Take a LIST of integers and find out the smallest number from the list without using sorted method.</text:span></text:p>
            <text:p><text:span text:style-name="T72">Suggestion: Pass the list as argument to the function.</text:span></text:p>
            <text:p><text:span text:style-name="T72"/></text:p>
            <text:p><text:span text:style-name="T72"/></text:p>
            <text:p><text:span text:style-name="T72"/></text:p>
            <text:p><text:span text:style-name="T7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line draw:style-name="gr22" draw:text-style-name="P17" draw:layer="layout" svg:x1="14.224cm" svg:y1="3.81cm" svg:x2="14.224cm" svg:y2="19.05cm">
          <text:p/>
        </draw:line>
        <draw:frame draw:style-name="gr123" draw:text-style-name="P44" draw:layer="layout" svg:width="12.774cm" svg:height="8.451cm" svg:x="0.688cm" svg:y="6.604cm">
          <draw:text-box>
            <text:p><text:span text:style-name="T7">Solution 7</text:span></text:p>
            <text:p><text:span text:style-name="T7"/></text:p>
            <text:p><text:span text:style-name="T7"/></text:p>
            <text:p><text:span text:style-name="T7">string=input("Enter a string\n")</text:span></text:p>
            <text:p><text:span text:style-name="T7">l=0</text:span></text:p>
            <text:p><text:span text:style-name="T7">for letter in string:</text:span></text:p>
            <text:p><text:span text:style-name="T7"><text:tab/></text:span><text:span text:style-name="T7">l=l+1</text:span></text:p>
            <text:p><text:span text:style-name="T7">print(l)</text:span></text:p>
          </draw:text-box>
        </draw:frame>
        <draw:frame draw:style-name="gr124" draw:text-style-name="P42" draw:layer="layout" svg:width="10.414cm" svg:height="14.411cm" svg:x="14.986cm" svg:y="4.572cm">
          <draw:text-box>
            <text:p><text:span text:style-name="T8">Solution 8</text:span></text:p>
            <text:p><text:span text:style-name="T8"/></text:p>
            <text:p><text:span text:style-name="T8"/></text:p>
            <text:p><text:span text:style-name="T8"/></text:p>
            <text:p><text:span text:style-name="T8">a= [2,7,0,-65,3,5,6]</text:span></text:p>
            <text:p><text:span text:style-name="T8"/></text:p>
            <text:p><text:span text:style-name="T8">for i in range(len(a)):</text:span></text:p>
            <text:p><text:span text:style-name="T8"><text:s text:c="4"/></text:span><text:span text:style-name="T8">for j in range(len(a) - 1):</text:span></text:p>
            <text:p><text:span text:style-name="T8"><text:s text:c="8"/></text:span><text:span text:style-name="T8">if a[j] &gt; a[j+1]:</text:span></text:p>
            <text:p><text:span text:style-name="T8"><text:s text:c="12"/></text:span><text:span text:style-name="T8">a[j+1], a[j] = a[j], a[j+1]</text:span></text:p>
            <text:p><text:span text:style-name="T8"/></text:p>
            <text:p><text:span text:style-name="T8">print(a)</text:span></text:p>
            <text:p><text:span text:style-name="T8">new_list = a</text:span></text:p>
            <text:p><text:span text:style-name="T8">print(new_list[0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Ladies Pun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Thanks to PyLadies Pune which has given us such amazing opportunities throughout the journey of being a PyLadies member. </text:p>
              </text:list-item>
              <text:list-item>
                <text:p>To get updates about more such events please subscribe to our mailing list -</text:p>
                <text:p><text:s/><text:a xlink:href="mailto:pyladies-pune@googlegroups.com" xlink:type="simple">pyladies-pune@googlegroups.co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 </text:p>
          </draw:text-box>
        </draw:frame>
        <draw:frame presentation:style-name="pr29" draw:text-style-name="P13" draw:layer="layout" svg:width="25.199cm" svg:height="12.179cm" svg:x="1.4cm" svg:y="4.914cm" presentation:class="subtitle">
          <draw:text-box>
            <text:list text:style-name="L2">
              <text:list-item>
                <text:p text:style-name="P4"><text:a xlink:href="http://pymbook.readthedocs.io/en/latest/" xlink:type="simple">http://pymbook.readthedocs.io/en/latest/</text:a></text:p>
                <text:p text:style-name="P4"/>
              </text:list-item>
              <text:list-item>
                <text:p text:style-name="P4">Python Crash Course (Boo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16:40:23.505735293</meta:creation-date>
    <dc:date>2017-08-21T18:07:25.539245277</dc:date>
    <meta:editing-duration>PT4H5M27S</meta:editing-duration>
    <meta:editing-cycles>7</meta:editing-cycles>
    <meta:generator>LibreOffice/5.1.6.2.0$Linux_X86_64 LibreOffice_project/10$Build-2</meta:generator>
    <meta:document-statistic meta:object-count="440"/>
  </office:meta>
</office:document-meta>
</file>